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0288834245004801" table:style-name="ce1">
            <text:p>2,028883425</text:p>
          </table:table-cell>
          <table:table-cell office:value-type="float" office:value="0.67849321947988195" table:style-name="ce1">
            <text:p>0,678493219</text:p>
          </table:table-cell>
          <table:table-cell office:value-type="float" office:value="-1.3686797085962199" table:style-name="ce1">
            <text:p>-1,368679709</text:p>
          </table:table-cell>
          <table:table-cell office:value-type="float" office:value="0.33303327662917698" table:style-name="ce1">
            <text:p>0,33303327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405539554664998" table:style-name="ce1">
            <text:p>2,640553955</text:p>
          </table:table-cell>
          <table:table-cell office:value-type="float" office:value="0.61926926873370403" table:style-name="ce1">
            <text:p>0,619269269</text:p>
          </table:table-cell>
          <table:table-cell office:value-type="float" office:value="-1.3758511526436901" table:style-name="ce1">
            <text:p>-1,375851153</text:p>
          </table:table-cell>
          <table:table-cell office:value-type="float" office:value="0.320904616391325" table:style-name="ce1">
            <text:p>0,320904616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3.1247586475310101" table:style-name="ce1">
            <text:p>3,124758648</text:p>
          </table:table-cell>
          <table:table-cell office:value-type="float" office:value="0.58710818143083199" table:style-name="ce1">
            <text:p>0,587108181</text:p>
          </table:table-cell>
          <table:table-cell office:value-type="float" office:value="-1.3813294373179099" table:style-name="ce1">
            <text:p>-1,381329437</text:p>
          </table:table-cell>
          <table:table-cell office:value-type="float" office:value="0.31235299571786901" table:style-name="ce1">
            <text:p>0,31235299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8636489477538" table:style-name="ce1">
            <text:p>3,486364895</text:p>
          </table:table-cell>
          <table:table-cell office:value-type="float" office:value="0.56738865529873705" table:style-name="ce1">
            <text:p>0,567388655</text:p>
          </table:table-cell>
          <table:table-cell office:value-type="float" office:value="-1.3819865644793301" table:style-name="ce1">
            <text:p>-1,381986564</text:p>
          </table:table-cell>
          <table:table-cell office:value-type="float" office:value="0.308552224051729" table:style-name="ce1">
            <text:p>0,308552224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3.7807692115151501" table:style-name="ce1">
            <text:p>3,780769212</text:p>
          </table:table-cell>
          <table:table-cell office:value-type="float" office:value="0.55403617913732806" table:style-name="ce1">
            <text:p>0,554036179</text:p>
          </table:table-cell>
          <table:table-cell office:value-type="float" office:value="-1.3865879645493999" table:style-name="ce1">
            <text:p>-1,386587965</text:p>
          </table:table-cell>
          <table:table-cell office:value-type="float" office:value="0.30214885766910898" table:style-name="ce1">
            <text:p>0,30214885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9678708582294999" table:style-name="ce1">
            <text:p>3,967870858</text:p>
          </table:table-cell>
          <table:table-cell office:value-type="float" office:value="0.545591515963741" table:style-name="ce1">
            <text:p>0,545591516</text:p>
          </table:table-cell>
          <table:table-cell office:value-type="float" office:value="-1.3820894725775501" table:style-name="ce1">
            <text:p>-1,382089473</text:p>
          </table:table-cell>
          <table:table-cell office:value-type="float" office:value="0.30121858486077402" table:style-name="ce1">
            <text:p>0,301218585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4.0979778982477697" table:style-name="ce1">
            <text:p>4,097977898</text:p>
          </table:table-cell>
          <table:table-cell office:value-type="float" office:value="0.54200090523202604" table:style-name="ce1">
            <text:p>0,542000905</text:p>
          </table:table-cell>
          <table:table-cell office:value-type="float" office:value="-1.39580759835613" table:style-name="ce1">
            <text:p>-1,395807598</text:p>
          </table:table-cell>
          <table:table-cell office:value-type="float" office:value="0.29597342693762202" table:style-name="ce1">
            <text:p>0,29597342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14053779648426" table:style-name="ce1">
            <text:p>4,140537796</text:p>
          </table:table-cell>
          <table:table-cell office:value-type="float" office:value="0.53896999783584398" table:style-name="ce1">
            <text:p>0,538969998</text:p>
          </table:table-cell>
          <table:table-cell office:value-type="float" office:value="-1.3896145007418901" table:style-name="ce1">
            <text:p>-1,389614501</text:p>
          </table:table-cell>
          <table:table-cell office:value-type="float" office:value="0.29603431086530302" table:style-name="ce1">
            <text:p>0,296034311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4.1652711437828804" table:style-name="ce1">
            <text:p>4,165271144</text:p>
          </table:table-cell>
          <table:table-cell office:value-type="float" office:value="0.53899638880559297" table:style-name="ce1">
            <text:p>0,538996389</text:p>
          </table:table-cell>
          <table:table-cell office:value-type="float" office:value="-1.3947309117922999" table:style-name="ce1">
            <text:p>-1,394730912</text:p>
          </table:table-cell>
          <table:table-cell office:value-type="float" office:value="0.29505162328787599" table:style-name="ce1">
            <text:p>0,29505162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1529803985078102" table:style-name="ce1">
            <text:p>4,152980399</text:p>
          </table:table-cell>
          <table:table-cell office:value-type="float" office:value="0.53836370939448297" table:style-name="ce1">
            <text:p>0,538363709</text:p>
          </table:table-cell>
          <table:table-cell office:value-type="float" office:value="-1.38297623812571" table:style-name="ce1">
            <text:p>-1,382976238</text:p>
          </table:table-cell>
          <table:table-cell office:value-type="float" office:value="0.29825137345168601" table:style-name="ce1">
            <text:p>0,298251373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4.1303819923802703" table:style-name="ce1">
            <text:p>4,130381992</text:p>
          </table:table-cell>
          <table:table-cell office:value-type="float" office:value="0.54056790982985004" table:style-name="ce1">
            <text:p>0,54056791</text:p>
          </table:table-cell>
          <table:table-cell office:value-type="float" office:value="-1.39065297833623" table:style-name="ce1">
            <text:p>-1,390652978</text:p>
          </table:table-cell>
          <table:table-cell office:value-type="float" office:value="0.29743011724424701" table:style-name="ce1">
            <text:p>0,29743011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1169684845455601" table:style-name="ce1">
            <text:p>4,116968485</text:p>
          </table:table-cell>
          <table:table-cell office:value-type="float" office:value="0.54077705494631201" table:style-name="ce1">
            <text:p>0,540777055</text:p>
          </table:table-cell>
          <table:table-cell office:value-type="float" office:value="-1.3938753944554401" table:style-name="ce1">
            <text:p>-1,393875394</text:p>
          </table:table-cell>
          <table:table-cell office:value-type="float" office:value="0.29440440370008503" table:style-name="ce1">
            <text:p>0,294404404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4.0979804737612104" table:style-name="ce1">
            <text:p>4,097980474</text:p>
          </table:table-cell>
          <table:table-cell office:value-type="float" office:value="0.54175497633843295" table:style-name="ce1">
            <text:p>0,541754976</text:p>
          </table:table-cell>
          <table:table-cell office:value-type="float" office:value="-1.3909597248396099" table:style-name="ce1">
            <text:p>-1,390959725</text:p>
          </table:table-cell>
          <table:table-cell office:value-type="float" office:value="0.29642594627424301" table:style-name="ce1">
            <text:p>0,29642594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0925897617835796" table:style-name="ce1">
            <text:p>4,092589762</text:p>
          </table:table-cell>
          <table:table-cell office:value-type="float" office:value="0.54214493667095098" table:style-name="ce1">
            <text:p>0,542144937</text:p>
          </table:table-cell>
          <table:table-cell office:value-type="float" office:value="-1.3931950690363399" table:style-name="ce1">
            <text:p>-1,393195069</text:p>
          </table:table-cell>
          <table:table-cell office:value-type="float" office:value="0.29436179069138402" table:style-name="ce1">
            <text:p>0,294361791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4.0741276244569002" table:style-name="ce1">
            <text:p>4,074127624</text:p>
          </table:table-cell>
          <table:table-cell office:value-type="float" office:value="0.54220230512551504" table:style-name="ce1">
            <text:p>0,542202305</text:p>
          </table:table-cell>
          <table:table-cell office:value-type="float" office:value="-1.38704707439398" table:style-name="ce1">
            <text:p>-1,387047074</text:p>
          </table:table-cell>
          <table:table-cell office:value-type="float" office:value="0.29794323364609498" table:style-name="ce1">
            <text:p>0,29794323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07198808181119" table:style-name="ce1">
            <text:p>4,071988082</text:p>
          </table:table-cell>
          <table:table-cell office:value-type="float" office:value="0.54286071685060699" table:style-name="ce1">
            <text:p>0,542860717</text:p>
          </table:table-cell>
          <table:table-cell office:value-type="float" office:value="-1.3934968760856199" table:style-name="ce1">
            <text:p>-1,393496876</text:p>
          </table:table-cell>
          <table:table-cell office:value-type="float" office:value="0.29362696557800499" table:style-name="ce1">
            <text:p>0,293626966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4.0496350409856898" table:style-name="ce1">
            <text:p>4,049635041</text:p>
          </table:table-cell>
          <table:table-cell office:value-type="float" office:value="0.54242590209756503" table:style-name="ce1">
            <text:p>0,542425902</text:p>
          </table:table-cell>
          <table:table-cell office:value-type="float" office:value="-1.38337148567764" table:style-name="ce1">
            <text:p>-1,383371486</text:p>
          </table:table-cell>
          <table:table-cell office:value-type="float" office:value="0.30011082198389299" table:style-name="ce1">
            <text:p>0,30011082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378528263340003" table:style-name="ce1">
            <text:p>4,037852826</text:p>
          </table:table-cell>
          <table:table-cell office:value-type="float" office:value="0.543199845487637" table:style-name="ce1">
            <text:p>0,543199845</text:p>
          </table:table-cell>
          <table:table-cell office:value-type="float" office:value="-1.38380705604081" table:style-name="ce1">
            <text:p>-1,383807056</text:p>
          </table:table-cell>
          <table:table-cell office:value-type="float" office:value="0.29847977260248398" table:style-name="ce1">
            <text:p>0,298479773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4.0330919831957797" table:style-name="ce1">
            <text:p>4,033091983</text:p>
          </table:table-cell>
          <table:table-cell office:value-type="float" office:value="0.545639855394911" table:style-name="ce1">
            <text:p>0,545639855</text:p>
          </table:table-cell>
          <table:table-cell office:value-type="float" office:value="-1.3935562524505301" table:style-name="ce1">
            <text:p>-1,393556252</text:p>
          </table:table-cell>
          <table:table-cell office:value-type="float" office:value="0.29789312634795501" table:style-name="ce1">
            <text:p>0,29789312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0242713536921197" table:style-name="ce1">
            <text:p>4,024271354</text:p>
          </table:table-cell>
          <table:table-cell office:value-type="float" office:value="0.54474322152872601" table:style-name="ce1">
            <text:p>0,544743222</text:p>
          </table:table-cell>
          <table:table-cell office:value-type="float" office:value="-1.3944949651772101" table:style-name="ce1">
            <text:p>-1,394494965</text:p>
          </table:table-cell>
          <table:table-cell office:value-type="float" office:value="0.29528069306087201" table:style-name="ce1">
            <text:p>0,295280693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4.0289275683241801" table:style-name="ce1">
            <text:p>4,028927568</text:p>
          </table:table-cell>
          <table:table-cell office:value-type="float" office:value="0.54502581236224201" table:style-name="ce1">
            <text:p>0,545025812</text:p>
          </table:table-cell>
          <table:table-cell office:value-type="float" office:value="-1.39914890726092" table:style-name="ce1">
            <text:p>-1,399148907</text:p>
          </table:table-cell>
          <table:table-cell office:value-type="float" office:value="0.29307549888867501" table:style-name="ce1">
            <text:p>0,29307549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99649385502298" table:style-name="ce1">
            <text:p>3,996493855</text:p>
          </table:table-cell>
          <table:table-cell office:value-type="float" office:value="0.54496339753619505" table:style-name="ce1">
            <text:p>0,544963398</text:p>
          </table:table-cell>
          <table:table-cell office:value-type="float" office:value="-1.39077781960453" table:style-name="ce1">
            <text:p>-1,39077782</text:p>
          </table:table-cell>
          <table:table-cell office:value-type="float" office:value="0.29630221106576499" table:style-name="ce1">
            <text:p>0,296302211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3.9952753422893501" table:style-name="ce1">
            <text:p>3,995275342</text:p>
          </table:table-cell>
          <table:table-cell office:value-type="float" office:value="0.54719146336669999" table:style-name="ce1">
            <text:p>0,547191463</text:p>
          </table:table-cell>
          <table:table-cell office:value-type="float" office:value="-1.3984672392547799" table:style-name="ce1">
            <text:p>-1,398467239</text:p>
          </table:table-cell>
          <table:table-cell office:value-type="float" office:value="0.29352687872581001" table:style-name="ce1">
            <text:p>0,29352687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9895032547474698" table:style-name="ce1">
            <text:p>3,989503255</text:p>
          </table:table-cell>
          <table:table-cell office:value-type="float" office:value="0.54673739383912401" table:style-name="ce1">
            <text:p>0,546737394</text:p>
          </table:table-cell>
          <table:table-cell office:value-type="float" office:value="-1.3919443320622999" table:style-name="ce1">
            <text:p>-1,391944332</text:p>
          </table:table-cell>
          <table:table-cell office:value-type="float" office:value="0.29911530929977098" table:style-name="ce1">
            <text:p>0,299115309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3.98076245331873" table:style-name="ce1">
            <text:p>3,980762453</text:p>
          </table:table-cell>
          <table:table-cell office:value-type="float" office:value="0.54724268225887696" table:style-name="ce1">
            <text:p>0,547242682</text:p>
          </table:table-cell>
          <table:table-cell office:value-type="float" office:value="-1.3862165299137199" table:style-name="ce1">
            <text:p>-1,38621653</text:p>
          </table:table-cell>
          <table:table-cell office:value-type="float" office:value="0.30142673242277102" table:style-name="ce1">
            <text:p>0,30142673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97513724720219" table:style-name="ce1">
            <text:p>3,975137247</text:p>
          </table:table-cell>
          <table:table-cell office:value-type="float" office:value="0.546675946695514" table:style-name="ce1">
            <text:p>0,546675947</text:p>
          </table:table-cell>
          <table:table-cell office:value-type="float" office:value="-1.39529476760671" table:style-name="ce1">
            <text:p>-1,395294768</text:p>
          </table:table-cell>
          <table:table-cell office:value-type="float" office:value="0.29396641829725401" table:style-name="ce1">
            <text:p>0,293966418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3.9522597554518701" table:style-name="ce1">
            <text:p>3,952259755</text:p>
          </table:table-cell>
          <table:table-cell office:value-type="float" office:value="0.54950158018672501" table:style-name="ce1">
            <text:p>0,54950158</text:p>
          </table:table-cell>
          <table:table-cell office:value-type="float" office:value="-1.39434667927879" table:style-name="ce1">
            <text:p>-1,394346679</text:p>
          </table:table-cell>
          <table:table-cell office:value-type="float" office:value="0.29782746081796801" table:style-name="ce1">
            <text:p>0,29782746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.9540216524543399" table:style-name="ce1">
            <text:p>3,954021652</text:p>
          </table:table-cell>
          <table:table-cell office:value-type="float" office:value="0.548326609871153" table:style-name="ce1">
            <text:p>0,54832661</text:p>
          </table:table-cell>
          <table:table-cell office:value-type="float" office:value="-1.3915167329982601" table:style-name="ce1">
            <text:p>-1,391516733</text:p>
          </table:table-cell>
          <table:table-cell office:value-type="float" office:value="0.297605373483737" table:style-name="ce1">
            <text:p>0,297605373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3.9622532789397198" table:style-name="ce1">
            <text:p>3,962253279</text:p>
          </table:table-cell>
          <table:table-cell office:value-type="float" office:value="0.54819367563461296" table:style-name="ce1">
            <text:p>0,548193676</text:p>
          </table:table-cell>
          <table:table-cell office:value-type="float" office:value="-1.38774591973436" table:style-name="ce1">
            <text:p>-1,38774592</text:p>
          </table:table-cell>
          <table:table-cell office:value-type="float" office:value="0.301275731126875" table:style-name="ce1">
            <text:p>0,30127573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94888329046807" table:style-name="ce1">
            <text:p>3,94888329</text:p>
          </table:table-cell>
          <table:table-cell office:value-type="float" office:value="0.54782009990756997" table:style-name="ce1">
            <text:p>0,5478201</text:p>
          </table:table-cell>
          <table:table-cell office:value-type="float" office:value="-1.3904819062382501" table:style-name="ce1">
            <text:p>-1,390481906</text:p>
          </table:table-cell>
          <table:table-cell office:value-type="float" office:value="0.29731504876503601" table:style-name="ce1">
            <text:p>0,297315049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3.9487983762074101" table:style-name="ce1">
            <text:p>3,948798376</text:p>
          </table:table-cell>
          <table:table-cell office:value-type="float" office:value="0.54841240569212102" table:style-name="ce1">
            <text:p>0,548412406</text:p>
          </table:table-cell>
          <table:table-cell office:value-type="float" office:value="-1.3884108628843801" table:style-name="ce1">
            <text:p>-1,388410863</text:p>
          </table:table-cell>
          <table:table-cell office:value-type="float" office:value="0.29889606313592598" table:style-name="ce1">
            <text:p>0,29889606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9458679215583001" table:style-name="ce1">
            <text:p>3,945867922</text:p>
          </table:table-cell>
          <table:table-cell office:value-type="float" office:value="0.54684121690193999" table:style-name="ce1">
            <text:p>0,546841217</text:p>
          </table:table-cell>
          <table:table-cell office:value-type="float" office:value="-1.37810705069519" table:style-name="ce1">
            <text:p>-1,378107051</text:p>
          </table:table-cell>
          <table:table-cell office:value-type="float" office:value="0.301568489250926" table:style-name="ce1">
            <text:p>0,301568489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3.9390344525694401" table:style-name="ce1">
            <text:p>3,939034453</text:p>
          </table:table-cell>
          <table:table-cell office:value-type="float" office:value="0.54943210431427802" table:style-name="ce1">
            <text:p>0,549432104</text:p>
          </table:table-cell>
          <table:table-cell office:value-type="float" office:value="-1.3894969256290599" table:style-name="ce1">
            <text:p>-1,389496926</text:p>
          </table:table-cell>
          <table:table-cell office:value-type="float" office:value="0.30018375625913701" table:style-name="ce1">
            <text:p>0,30018375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9611775695112499" table:style-name="ce1">
            <text:p>3,96117757</text:p>
          </table:table-cell>
          <table:table-cell office:value-type="float" office:value="0.54703733489290496" table:style-name="ce1">
            <text:p>0,547037335</text:p>
          </table:table-cell>
          <table:table-cell office:value-type="float" office:value="-1.3834710179035401" table:style-name="ce1">
            <text:p>-1,383471018</text:p>
          </table:table-cell>
          <table:table-cell office:value-type="float" office:value="0.30152529877224199" table:style-name="ce1">
            <text:p>0,301525299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3.9629271733479698" table:style-name="ce1">
            <text:p>3,962927173</text:p>
          </table:table-cell>
          <table:table-cell office:value-type="float" office:value="0.54844720406424796" table:style-name="ce1">
            <text:p>0,548447204</text:p>
          </table:table-cell>
          <table:table-cell office:value-type="float" office:value="-1.3920107952083201" table:style-name="ce1">
            <text:p>-1,392010795</text:p>
          </table:table-cell>
          <table:table-cell office:value-type="float" office:value="0.29736794979093301" table:style-name="ce1">
            <text:p>0,2973679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95674859644271" table:style-name="ce1">
            <text:p>3,956748596</text:p>
          </table:table-cell>
          <table:table-cell office:value-type="float" office:value="0.54912361210159899" table:style-name="ce1">
            <text:p>0,549123612</text:p>
          </table:table-cell>
          <table:table-cell office:value-type="float" office:value="-1.3940355167610701" table:style-name="ce1">
            <text:p>-1,394035517</text:p>
          </table:table-cell>
          <table:table-cell office:value-type="float" office:value="0.29788331555855002" table:style-name="ce1">
            <text:p>0,297883316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3.9671764748368799" table:style-name="ce1">
            <text:p>3,967176475</text:p>
          </table:table-cell>
          <table:table-cell office:value-type="float" office:value="0.54912019165944004" table:style-name="ce1">
            <text:p>0,549120192</text:p>
          </table:table-cell>
          <table:table-cell office:value-type="float" office:value="-1.39175871287576" table:style-name="ce1">
            <text:p>-1,391758713</text:p>
          </table:table-cell>
          <table:table-cell office:value-type="float" office:value="0.301766762017533" table:style-name="ce1">
            <text:p>0,30176676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9529673521514401" table:style-name="ce1">
            <text:p>3,952967352</text:p>
          </table:table-cell>
          <table:table-cell office:value-type="float" office:value="0.54867449704361404" table:style-name="ce1">
            <text:p>0,548674497</text:p>
          </table:table-cell>
          <table:table-cell office:value-type="float" office:value="-1.3903009585085799" table:style-name="ce1">
            <text:p>-1,390300959</text:p>
          </table:table-cell>
          <table:table-cell office:value-type="float" office:value="0.29967219088375902" table:style-name="ce1">
            <text:p>0,299672191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3.9642261496366298" table:style-name="ce1">
            <text:p>3,96422615</text:p>
          </table:table-cell>
          <table:table-cell office:value-type="float" office:value="0.54831488882805002" table:style-name="ce1">
            <text:p>0,548314889</text:p>
          </table:table-cell>
          <table:table-cell office:value-type="float" office:value="-1.39151880799591" table:style-name="ce1">
            <text:p>-1,391518808</text:p>
          </table:table-cell>
          <table:table-cell office:value-type="float" office:value="0.29805719216819898" table:style-name="ce1">
            <text:p>0,29805719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9604497166272798" table:style-name="ce1">
            <text:p>3,960449717</text:p>
          </table:table-cell>
          <table:table-cell office:value-type="float" office:value="0.547843018076553" table:style-name="ce1">
            <text:p>0,547843018</text:p>
          </table:table-cell>
          <table:table-cell office:value-type="float" office:value="-1.38890580546871" table:style-name="ce1">
            <text:p>-1,388905805</text:p>
          </table:table-cell>
          <table:table-cell office:value-type="float" office:value="0.29798333246008102" table:style-name="ce1">
            <text:p>0,297983332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3.9583320798612101" table:style-name="ce1">
            <text:p>3,95833208</text:p>
          </table:table-cell>
          <table:table-cell office:value-type="float" office:value="0.54850946571318304" table:style-name="ce1">
            <text:p>0,548509466</text:p>
          </table:table-cell>
          <table:table-cell office:value-type="float" office:value="-1.38977764652981" table:style-name="ce1">
            <text:p>-1,389777647</text:p>
          </table:table-cell>
          <table:table-cell office:value-type="float" office:value="0.299363076847738" table:style-name="ce1">
            <text:p>0,29936307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94871979333278" table:style-name="ce1">
            <text:p>3,948719793</text:p>
          </table:table-cell>
          <table:table-cell office:value-type="float" office:value="0.54843737809986504" table:style-name="ce1">
            <text:p>0,548437378</text:p>
          </table:table-cell>
          <table:table-cell office:value-type="float" office:value="-1.3857927047676399" table:style-name="ce1">
            <text:p>-1,385792705</text:p>
          </table:table-cell>
          <table:table-cell office:value-type="float" office:value="0.30127907208500199" table:style-name="ce1">
            <text:p>0,301279072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3.94451477599875" table:style-name="ce1">
            <text:p>3,944514776</text:p>
          </table:table-cell>
          <table:table-cell office:value-type="float" office:value="0.54862436457484398" table:style-name="ce1">
            <text:p>0,548624365</text:p>
          </table:table-cell>
          <table:table-cell office:value-type="float" office:value="-1.38959491245133" table:style-name="ce1">
            <text:p>-1,389594912</text:p>
          </table:table-cell>
          <table:table-cell office:value-type="float" office:value="0.29764499682904499" table:style-name="ce1">
            <text:p>0,29764499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93419894452258" table:style-name="ce1">
            <text:p>3,934198945</text:p>
          </table:table-cell>
          <table:table-cell office:value-type="float" office:value="0.54870683049402702" table:style-name="ce1">
            <text:p>0,54870683</text:p>
          </table:table-cell>
          <table:table-cell office:value-type="float" office:value="-1.38146327282137" table:style-name="ce1">
            <text:p>-1,381463273</text:p>
          </table:table-cell>
          <table:table-cell office:value-type="float" office:value="0.30240930456235199" table:style-name="ce1">
            <text:p>0,302409305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3.9482898794895398" table:style-name="ce1">
            <text:p>3,948289879</text:p>
          </table:table-cell>
          <table:table-cell office:value-type="float" office:value="0.54866043411961596" table:style-name="ce1">
            <text:p>0,548660434</text:p>
          </table:table-cell>
          <table:table-cell office:value-type="float" office:value="-1.3866311732634" table:style-name="ce1">
            <text:p>-1,386631173</text:p>
          </table:table-cell>
          <table:table-cell office:value-type="float" office:value="0.30104931308546801" table:style-name="ce1">
            <text:p>0,30104931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9461290947554399" table:style-name="ce1">
            <text:p>3,946129095</text:p>
          </table:table-cell>
          <table:table-cell office:value-type="float" office:value="0.547292161355864" table:style-name="ce1">
            <text:p>0,547292161</text:p>
          </table:table-cell>
          <table:table-cell office:value-type="float" office:value="-1.3771333237260399" table:style-name="ce1">
            <text:p>-1,377133324</text:p>
          </table:table-cell>
          <table:table-cell office:value-type="float" office:value="0.30405702113699801" table:style-name="ce1">
            <text:p>0,304057021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3.93285133799424" table:style-name="ce1">
            <text:p>3,932851338</text:p>
          </table:table-cell>
          <table:table-cell office:value-type="float" office:value="0.55059114619439098" table:style-name="ce1">
            <text:p>0,550591146</text:p>
          </table:table-cell>
          <table:table-cell office:value-type="float" office:value="-1.39505386588922" table:style-name="ce1">
            <text:p>-1,395053866</text:p>
          </table:table-cell>
          <table:table-cell office:value-type="float" office:value="0.29781452702574501" table:style-name="ce1">
            <text:p>0,29781452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9383972361539299" table:style-name="ce1">
            <text:p>3,938397236</text:p>
          </table:table-cell>
          <table:table-cell office:value-type="float" office:value="0.54890007252397599" table:style-name="ce1">
            <text:p>0,548900073</text:p>
          </table:table-cell>
          <table:table-cell office:value-type="float" office:value="-1.3868155996593301" table:style-name="ce1">
            <text:p>-1,3868156</text:p>
          </table:table-cell>
          <table:table-cell office:value-type="float" office:value="0.29950596096738202" table:style-name="ce1">
            <text:p>0,299505961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3.9225197389133002" table:style-name="ce1">
            <text:p>3,922519739</text:p>
          </table:table-cell>
          <table:table-cell office:value-type="float" office:value="0.55097794267658196" table:style-name="ce1">
            <text:p>0,550977943</text:p>
          </table:table-cell>
          <table:table-cell office:value-type="float" office:value="-1.3900884311728501" table:style-name="ce1">
            <text:p>-1,390088431</text:p>
          </table:table-cell>
          <table:table-cell office:value-type="float" office:value="0.30176343329323602" table:style-name="ce1">
            <text:p>0,30176343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9241681346941402" table:style-name="ce1">
            <text:p>3,924168135</text:p>
          </table:table-cell>
          <table:table-cell office:value-type="float" office:value="0.55086859862395798" table:style-name="ce1">
            <text:p>0,550868599</text:p>
          </table:table-cell>
          <table:table-cell office:value-type="float" office:value="-1.39499235406191" table:style-name="ce1">
            <text:p>-1,394992354</text:p>
          </table:table-cell>
          <table:table-cell office:value-type="float" office:value="0.298000490647163" table:style-name="ce1">
            <text:p>0,298000491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3.9076393489182699" table:style-name="ce1">
            <text:p>3,907639349</text:p>
          </table:table-cell>
          <table:table-cell office:value-type="float" office:value="0.55184986447983297" table:style-name="ce1">
            <text:p>0,551849864</text:p>
          </table:table-cell>
          <table:table-cell office:value-type="float" office:value="-1.3916887515468299" table:style-name="ce1">
            <text:p>-1,391688752</text:p>
          </table:table-cell>
          <table:table-cell office:value-type="float" office:value="0.29887550450429801" table:style-name="ce1">
            <text:p>0,29887550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989351088790198" table:style-name="ce1">
            <text:p>3,898935109</text:p>
          </table:table-cell>
          <table:table-cell office:value-type="float" office:value="0.55208742475994899" table:style-name="ce1">
            <text:p>0,552087425</text:p>
          </table:table-cell>
          <table:table-cell office:value-type="float" office:value="-1.39401746638444" table:style-name="ce1">
            <text:p>-1,394017466</text:p>
          </table:table-cell>
          <table:table-cell office:value-type="float" office:value="0.29745322775203697" table:style-name="ce1">
            <text:p>0,297453228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3.8976977686051799" table:style-name="ce1">
            <text:p>3,897697769</text:p>
          </table:table-cell>
          <table:table-cell office:value-type="float" office:value="0.55219994118808802" table:style-name="ce1">
            <text:p>0,552199941</text:p>
          </table:table-cell>
          <table:table-cell office:value-type="float" office:value="-1.3943772096906499" table:style-name="ce1">
            <text:p>-1,39437721</text:p>
          </table:table-cell>
          <table:table-cell office:value-type="float" office:value="0.29889795178009998" table:style-name="ce1">
            <text:p>0,29889795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8871376965450199" table:style-name="ce1">
            <text:p>3,887137697</text:p>
          </table:table-cell>
          <table:table-cell office:value-type="float" office:value="0.55228686016242701" table:style-name="ce1">
            <text:p>0,55228686</text:p>
          </table:table-cell>
          <table:table-cell office:value-type="float" office:value="-1.39155996217759" table:style-name="ce1">
            <text:p>-1,391559962</text:p>
          </table:table-cell>
          <table:table-cell office:value-type="float" office:value="0.29984420621667102" table:style-name="ce1">
            <text:p>0,299844206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3.8694692934634101" table:style-name="ce1">
            <text:p>3,869469293</text:p>
          </table:table-cell>
          <table:table-cell office:value-type="float" office:value="0.55372195997153795" table:style-name="ce1">
            <text:p>0,55372196</text:p>
          </table:table-cell>
          <table:table-cell office:value-type="float" office:value="-1.3909706246275599" table:style-name="ce1">
            <text:p>-1,390970625</text:p>
          </table:table-cell>
          <table:table-cell office:value-type="float" office:value="0.30031240584941898" table:style-name="ce1">
            <text:p>0,30031240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.8737878104641399" table:style-name="ce1">
            <text:p>3,87378781</text:p>
          </table:table-cell>
          <table:table-cell office:value-type="float" office:value="0.55355087720936902" table:style-name="ce1">
            <text:p>0,553550877</text:p>
          </table:table-cell>
          <table:table-cell office:value-type="float" office:value="-1.3900633075166" table:style-name="ce1">
            <text:p>-1,390063308</text:p>
          </table:table-cell>
          <table:table-cell office:value-type="float" office:value="0.30293514018900602" table:style-name="ce1">
            <text:p>0,30293514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3.8798295059676402" table:style-name="ce1">
            <text:p>3,879829506</text:p>
          </table:table-cell>
          <table:table-cell office:value-type="float" office:value="0.55178136726741001" table:style-name="ce1">
            <text:p>0,551781367</text:p>
          </table:table-cell>
          <table:table-cell office:value-type="float" office:value="-1.38368319781403" table:style-name="ce1">
            <text:p>-1,383683198</text:p>
          </table:table-cell>
          <table:table-cell office:value-type="float" office:value="0.304279999889007" table:style-name="ce1">
            <text:p>0,3042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8801438923054699" table:style-name="ce1">
            <text:p>3,880143892</text:p>
          </table:table-cell>
          <table:table-cell office:value-type="float" office:value="0.55230776017961003" table:style-name="ce1">
            <text:p>0,55230776</text:p>
          </table:table-cell>
          <table:table-cell office:value-type="float" office:value="-1.39105718056117" table:style-name="ce1">
            <text:p>-1,391057181</text:p>
          </table:table-cell>
          <table:table-cell office:value-type="float" office:value="0.298432762708703" table:style-name="ce1">
            <text:p>0,298432763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3.8715379861983301" table:style-name="ce1">
            <text:p>3,871537986</text:p>
          </table:table-cell>
          <table:table-cell office:value-type="float" office:value="0.55283867420086497" table:style-name="ce1">
            <text:p>0,552838674</text:p>
          </table:table-cell>
          <table:table-cell office:value-type="float" office:value="-1.38688774522351" table:style-name="ce1">
            <text:p>-1,386887745</text:p>
          </table:table-cell>
          <table:table-cell office:value-type="float" office:value="0.30269774114079201" table:style-name="ce1">
            <text:p>0,30269774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8739939654436402" table:style-name="ce1">
            <text:p>3,873993965</text:p>
          </table:table-cell>
          <table:table-cell office:value-type="float" office:value="0.55218449631733801" table:style-name="ce1">
            <text:p>0,552184496</text:p>
          </table:table-cell>
          <table:table-cell office:value-type="float" office:value="-1.38783971461325" table:style-name="ce1">
            <text:p>-1,387839715</text:p>
          </table:table-cell>
          <table:table-cell office:value-type="float" office:value="0.29769494639189398" table:style-name="ce1">
            <text:p>0,297694946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3.8657201899065701" table:style-name="ce1">
            <text:p>3,86572019</text:p>
          </table:table-cell>
          <table:table-cell office:value-type="float" office:value="0.552962817334687" table:style-name="ce1">
            <text:p>0,552962817</text:p>
          </table:table-cell>
          <table:table-cell office:value-type="float" office:value="-1.3825756212542999" table:style-name="ce1">
            <text:p>-1,382575621</text:p>
          </table:table-cell>
          <table:table-cell office:value-type="float" office:value="0.30492824825680598" table:style-name="ce1">
            <text:p>0,30492824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8808533406983701" table:style-name="ce1">
            <text:p>3,880853341</text:p>
          </table:table-cell>
          <table:table-cell office:value-type="float" office:value="0.553353964996953" table:style-name="ce1">
            <text:p>0,553353965</text:p>
          </table:table-cell>
          <table:table-cell office:value-type="float" office:value="-1.3939957347584799" table:style-name="ce1">
            <text:p>-1,393995735</text:p>
          </table:table-cell>
          <table:table-cell office:value-type="float" office:value="0.29802667484062401" table:style-name="ce1">
            <text:p>0,298026675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3.8797200084690702" table:style-name="ce1">
            <text:p>3,879720008</text:p>
          </table:table-cell>
          <table:table-cell office:value-type="float" office:value="0.55254886908222101" table:style-name="ce1">
            <text:p>0,552548869</text:p>
          </table:table-cell>
          <table:table-cell office:value-type="float" office:value="-1.38735650891357" table:style-name="ce1">
            <text:p>-1,387356509</text:p>
          </table:table-cell>
          <table:table-cell office:value-type="float" office:value="0.300175161359442" table:style-name="ce1">
            <text:p>0,30017516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.8978256365833999" table:style-name="ce1">
            <text:p>3,897825637</text:p>
          </table:table-cell>
          <table:table-cell office:value-type="float" office:value="0.55191214866458704" table:style-name="ce1">
            <text:p>0,551912149</text:p>
          </table:table-cell>
          <table:table-cell office:value-type="float" office:value="-1.38832336509557" table:style-name="ce1">
            <text:p>-1,388323365</text:p>
          </table:table-cell>
          <table:table-cell office:value-type="float" office:value="0.29961353870186103" table:style-name="ce1">
            <text:p>0,299613539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3.8814017334098501" table:style-name="ce1">
            <text:p>3,881401733</text:p>
          </table:table-cell>
          <table:table-cell office:value-type="float" office:value="0.553092760217054" table:style-name="ce1">
            <text:p>0,55309276</text:p>
          </table:table-cell>
          <table:table-cell office:value-type="float" office:value="-1.3834177029730701" table:style-name="ce1">
            <text:p>-1,383417703</text:p>
          </table:table-cell>
          <table:table-cell office:value-type="float" office:value="0.30514462149295501" table:style-name="ce1">
            <text:p>0,30514462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.86078366164997" table:style-name="ce1">
            <text:p>3,860783662</text:p>
          </table:table-cell>
          <table:table-cell office:value-type="float" office:value="0.55294943184496503" table:style-name="ce1">
            <text:p>0,552949432</text:p>
          </table:table-cell>
          <table:table-cell office:value-type="float" office:value="-1.3824711843820801" table:style-name="ce1">
            <text:p>-1,382471184</text:p>
          </table:table-cell>
          <table:table-cell office:value-type="float" office:value="0.30329068618440902" table:style-name="ce1">
            <text:p>0,303290686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3.86516055276293" table:style-name="ce1">
            <text:p>3,865160553</text:p>
          </table:table-cell>
          <table:table-cell office:value-type="float" office:value="0.55258989036463801" table:style-name="ce1">
            <text:p>0,55258989</text:p>
          </table:table-cell>
          <table:table-cell office:value-type="float" office:value="-1.3814503000812799" table:style-name="ce1">
            <text:p>-1,3814503</text:p>
          </table:table-cell>
          <table:table-cell office:value-type="float" office:value="0.304243064360323" table:style-name="ce1">
            <text:p>0,304243064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8583527159129698" table:style-name="ce1">
            <text:p>3,858352716</text:p>
          </table:table-cell>
          <table:table-cell office:value-type="float" office:value="0.55350463368750302" table:style-name="ce1">
            <text:p>0,553504634</text:p>
          </table:table-cell>
          <table:table-cell office:value-type="float" office:value="-1.38302613817631" table:style-name="ce1">
            <text:p>-1,383026138</text:p>
          </table:table-cell>
          <table:table-cell office:value-type="float" office:value="0.304234260737269" table:style-name="ce1">
            <text:p>0,304234261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3.8729569076118699" table:style-name="ce1">
            <text:p>3,872956908</text:p>
          </table:table-cell>
          <table:table-cell office:value-type="float" office:value="0.55357261563795601" table:style-name="ce1">
            <text:p>0,553572616</text:p>
          </table:table-cell>
          <table:table-cell office:value-type="float" office:value="-1.3929568579881599" table:style-name="ce1">
            <text:p>-1,392956858</text:p>
          </table:table-cell>
          <table:table-cell office:value-type="float" office:value="0.295389724286649" table:style-name="ce1">
            <text:p>0,29538972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.8609842210903" table:style-name="ce1">
            <text:p>3,860984221</text:p>
          </table:table-cell>
          <table:table-cell office:value-type="float" office:value="0.55386436948976203" table:style-name="ce1">
            <text:p>0,553864369</text:p>
          </table:table-cell>
          <table:table-cell office:value-type="float" office:value="-1.38660197868983" table:style-name="ce1">
            <text:p>-1,386601979</text:p>
          </table:table-cell>
          <table:table-cell office:value-type="float" office:value="0.30293207312800402" table:style-name="ce1">
            <text:p>0,302932073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3.8757876595262202" table:style-name="ce1">
            <text:p>3,87578766</text:p>
          </table:table-cell>
          <table:table-cell office:value-type="float" office:value="0.55248534155367401" table:style-name="ce1">
            <text:p>0,552485342</text:p>
          </table:table-cell>
          <table:table-cell office:value-type="float" office:value="-1.38912185851805" table:style-name="ce1">
            <text:p>-1,389121859</text:p>
          </table:table-cell>
          <table:table-cell office:value-type="float" office:value="0.29789124813013901" table:style-name="ce1">
            <text:p>0,29789124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.8844272023155599" table:style-name="ce1">
            <text:p>3,884427202</text:p>
          </table:table-cell>
          <table:table-cell office:value-type="float" office:value="0.55260425500521904" table:style-name="ce1">
            <text:p>0,552604255</text:p>
          </table:table-cell>
          <table:table-cell office:value-type="float" office:value="-1.3878092502789601" table:style-name="ce1">
            <text:p>-1,38780925</text:p>
          </table:table-cell>
          <table:table-cell office:value-type="float" office:value="0.30022628294915799" table:style-name="ce1">
            <text:p>0,300226283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3.8894371204529401" table:style-name="ce1">
            <text:p>3,88943712</text:p>
          </table:table-cell>
          <table:table-cell office:value-type="float" office:value="0.552870321631036" table:style-name="ce1">
            <text:p>0,552870322</text:p>
          </table:table-cell>
          <table:table-cell office:value-type="float" office:value="-1.3883955775878301" table:style-name="ce1">
            <text:p>-1,388395578</text:p>
          </table:table-cell>
          <table:table-cell office:value-type="float" office:value="0.301118573902246" table:style-name="ce1">
            <text:p>0,30111857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8880439289054398" table:style-name="ce1">
            <text:p>3,888043929</text:p>
          </table:table-cell>
          <table:table-cell office:value-type="float" office:value="0.55278189672607903" table:style-name="ce1">
            <text:p>0,552781897</text:p>
          </table:table-cell>
          <table:table-cell office:value-type="float" office:value="-1.39076583780456" table:style-name="ce1">
            <text:p>-1,390765838</text:p>
          </table:table-cell>
          <table:table-cell office:value-type="float" office:value="0.300182210552287" table:style-name="ce1">
            <text:p>0,300182211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3.8922376131729801" table:style-name="ce1">
            <text:p>3,892237613</text:p>
          </table:table-cell>
          <table:table-cell office:value-type="float" office:value="0.55215244461383195" table:style-name="ce1">
            <text:p>0,552152445</text:p>
          </table:table-cell>
          <table:table-cell office:value-type="float" office:value="-1.38536550871266" table:style-name="ce1">
            <text:p>-1,385365509</text:p>
          </table:table-cell>
          <table:table-cell office:value-type="float" office:value="0.30263565578094798" table:style-name="ce1">
            <text:p>0,30263565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.8889443367336098" table:style-name="ce1">
            <text:p>3,888944337</text:p>
          </table:table-cell>
          <table:table-cell office:value-type="float" office:value="0.55189649356019199" table:style-name="ce1">
            <text:p>0,551896494</text:p>
          </table:table-cell>
          <table:table-cell office:value-type="float" office:value="-1.38798197983014" table:style-name="ce1">
            <text:p>-1,38798198</text:p>
          </table:table-cell>
          <table:table-cell office:value-type="float" office:value="0.30061356960069502" table:style-name="ce1">
            <text:p>0,30061357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3.8792780322356801" table:style-name="ce1">
            <text:p>3,879278032</text:p>
          </table:table-cell>
          <table:table-cell office:value-type="float" office:value="0.55312779794335099" table:style-name="ce1">
            <text:p>0,553127798</text:p>
          </table:table-cell>
          <table:table-cell office:value-type="float" office:value="-1.38820155254356" table:style-name="ce1">
            <text:p>-1,388201553</text:p>
          </table:table-cell>
          <table:table-cell office:value-type="float" office:value="0.30163971122165301" table:style-name="ce1">
            <text:p>0,30163971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.8767397027620301" table:style-name="ce1">
            <text:p>3,876739703</text:p>
          </table:table-cell>
          <table:table-cell office:value-type="float" office:value="0.55317542969398403" table:style-name="ce1">
            <text:p>0,55317543</text:p>
          </table:table-cell>
          <table:table-cell office:value-type="float" office:value="-1.39091764782649" table:style-name="ce1">
            <text:p>-1,390917648</text:p>
          </table:table-cell>
          <table:table-cell office:value-type="float" office:value="0.29944158016690497" table:style-name="ce1">
            <text:p>0,29944158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3.86219746628612" table:style-name="ce1">
            <text:p>3,862197466</text:p>
          </table:table-cell>
          <table:table-cell office:value-type="float" office:value="0.55376617523264005" table:style-name="ce1">
            <text:p>0,553766175</text:p>
          </table:table-cell>
          <table:table-cell office:value-type="float" office:value="-1.38499030564409" table:style-name="ce1">
            <text:p>-1,384990306</text:p>
          </table:table-cell>
          <table:table-cell office:value-type="float" office:value="0.30226749401339897" table:style-name="ce1">
            <text:p>0,302267494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.85077256485715" table:style-name="ce1">
            <text:p>3,850772565</text:p>
          </table:table-cell>
          <table:table-cell office:value-type="float" office:value="0.55410766075818296" table:style-name="ce1">
            <text:p>0,554107661</text:p>
          </table:table-cell>
          <table:table-cell office:value-type="float" office:value="-1.3852194931721999" table:style-name="ce1">
            <text:p>-1,385219493</text:p>
          </table:table-cell>
          <table:table-cell office:value-type="float" office:value="0.30142987959433998" table:style-name="ce1">
            <text:p>0,30142988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3.8302671550069398" table:style-name="ce1">
            <text:p>3,830267155</text:p>
          </table:table-cell>
          <table:table-cell office:value-type="float" office:value="0.55580670065904703" table:style-name="ce1">
            <text:p>0,555806701</text:p>
          </table:table-cell>
          <table:table-cell office:value-type="float" office:value="-1.38896233462804" table:style-name="ce1">
            <text:p>-1,388962335</text:p>
          </table:table-cell>
          <table:table-cell office:value-type="float" office:value="0.30234824674146499" table:style-name="ce1">
            <text:p>0,30234824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8286656377497499" table:style-name="ce1">
            <text:p>3,828665638</text:p>
          </table:table-cell>
          <table:table-cell office:value-type="float" office:value="0.55556127847234804" table:style-name="ce1">
            <text:p>0,555561278</text:p>
          </table:table-cell>
          <table:table-cell office:value-type="float" office:value="-1.3904160457660899" table:style-name="ce1">
            <text:p>-1,390416046</text:p>
          </table:table-cell>
          <table:table-cell office:value-type="float" office:value="0.29959939339208302" table:style-name="ce1">
            <text:p>0,299599393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3.8347213466769201" table:style-name="ce1">
            <text:p>3,834721347</text:p>
          </table:table-cell>
          <table:table-cell office:value-type="float" office:value="0.55624103247872703" table:style-name="ce1">
            <text:p>0,556241032</text:p>
          </table:table-cell>
          <table:table-cell office:value-type="float" office:value="-1.3894737276259199" table:style-name="ce1">
            <text:p>-1,389473728</text:p>
          </table:table-cell>
          <table:table-cell office:value-type="float" office:value="0.30372804402519998" table:style-name="ce1">
            <text:p>0,30372804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.8378815438839702" table:style-name="ce1">
            <text:p>3,837881544</text:p>
          </table:table-cell>
          <table:table-cell office:value-type="float" office:value="0.55537202132434604" table:style-name="ce1">
            <text:p>0,555372021</text:p>
          </table:table-cell>
          <table:table-cell office:value-type="float" office:value="-1.3934982209151601" table:style-name="ce1">
            <text:p>-1,393498221</text:p>
          </table:table-cell>
          <table:table-cell office:value-type="float" office:value="0.298608337313987" table:style-name="ce1">
            <text:p>0,298608337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3.8309079266496502" table:style-name="ce1">
            <text:p>3,830907927</text:p>
          </table:table-cell>
          <table:table-cell office:value-type="float" office:value="0.55455456034461403" table:style-name="ce1">
            <text:p>0,55455456</text:p>
          </table:table-cell>
          <table:table-cell office:value-type="float" office:value="-1.38137514065846" table:style-name="ce1">
            <text:p>-1,381375141</text:p>
          </table:table-cell>
          <table:table-cell office:value-type="float" office:value="0.3038598737198" table:style-name="ce1">
            <text:p>0,30385987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8125094527196501" table:style-name="ce1">
            <text:p>3,812509453</text:p>
          </table:table-cell>
          <table:table-cell office:value-type="float" office:value="0.55652019361490002" table:style-name="ce1">
            <text:p>0,556520194</text:p>
          </table:table-cell>
          <table:table-cell office:value-type="float" office:value="-1.3846838710398499" table:style-name="ce1">
            <text:p>-1,384683871</text:p>
          </table:table-cell>
          <table:table-cell office:value-type="float" office:value="0.30403197239282698" table:style-name="ce1">
            <text:p>0,304031972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3.8299434352921899" table:style-name="ce1">
            <text:p>3,829943435</text:p>
          </table:table-cell>
          <table:table-cell office:value-type="float" office:value="0.55509919104229499" table:style-name="ce1">
            <text:p>0,555099191</text:p>
          </table:table-cell>
          <table:table-cell office:value-type="float" office:value="-1.39394878074577" table:style-name="ce1">
            <text:p>-1,393948781</text:p>
          </table:table-cell>
          <table:table-cell office:value-type="float" office:value="0.296886453297039" table:style-name="ce1">
            <text:p>0,29688645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.8445888717185102" table:style-name="ce1">
            <text:p>3,844588872</text:p>
          </table:table-cell>
          <table:table-cell office:value-type="float" office:value="0.55578970040588405" table:style-name="ce1">
            <text:p>0,5557897</text:p>
          </table:table-cell>
          <table:table-cell office:value-type="float" office:value="-1.3880003207254801" table:style-name="ce1">
            <text:p>-1,388000321</text:p>
          </table:table-cell>
          <table:table-cell office:value-type="float" office:value="0.303900435471751" table:style-name="ce1">
            <text:p>0,303900435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3.8546685903606299" table:style-name="ce1">
            <text:p>3,85466859</text:p>
          </table:table-cell>
          <table:table-cell office:value-type="float" office:value="0.55474611253645001" table:style-name="ce1">
            <text:p>0,554746113</text:p>
          </table:table-cell>
          <table:table-cell office:value-type="float" office:value="-1.38835724150674" table:style-name="ce1">
            <text:p>-1,388357242</text:p>
          </table:table-cell>
          <table:table-cell office:value-type="float" office:value="0.30354109868749701" table:style-name="ce1">
            <text:p>0,30354109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.8566312822544999" table:style-name="ce1">
            <text:p>3,856631282</text:p>
          </table:table-cell>
          <table:table-cell office:value-type="float" office:value="0.55522508544253102" table:style-name="ce1">
            <text:p>0,555225085</text:p>
          </table:table-cell>
          <table:table-cell office:value-type="float" office:value="-1.39999722934198" table:style-name="ce1">
            <text:p>-1,399997229</text:p>
          </table:table-cell>
          <table:table-cell office:value-type="float" office:value="0.29190770205692701" table:style-name="ce1">
            <text:p>0,291907702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3.8554976849563301" table:style-name="ce1">
            <text:p>3,855497685</text:p>
          </table:table-cell>
          <table:table-cell office:value-type="float" office:value="0.55441394880514605" table:style-name="ce1">
            <text:p>0,554413949</text:p>
          </table:table-cell>
          <table:table-cell office:value-type="float" office:value="-1.3925286160175201" table:style-name="ce1">
            <text:p>-1,392528616</text:p>
          </table:table-cell>
          <table:table-cell office:value-type="float" office:value="0.300513308703653" table:style-name="ce1">
            <text:p>0,30051330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8477059884573399" table:style-name="ce1">
            <text:p>3,847705988</text:p>
          </table:table-cell>
          <table:table-cell office:value-type="float" office:value="0.55447452975942502" table:style-name="ce1">
            <text:p>0,55447453</text:p>
          </table:table-cell>
          <table:table-cell office:value-type="float" office:value="-1.3863616403643999" table:style-name="ce1">
            <text:p>-1,38636164</text:p>
          </table:table-cell>
          <table:table-cell office:value-type="float" office:value="0.30332352026898302" table:style-name="ce1">
            <text:p>0,30332352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3.8604430734780801" table:style-name="ce1">
            <text:p>3,860443073</text:p>
          </table:table-cell>
          <table:table-cell office:value-type="float" office:value="0.55447268219633095" table:style-name="ce1">
            <text:p>0,554472682</text:p>
          </table:table-cell>
          <table:table-cell office:value-type="float" office:value="-1.3907828358509899" table:style-name="ce1">
            <text:p>-1,390782836</text:p>
          </table:table-cell>
          <table:table-cell office:value-type="float" office:value="0.30129598071368802" table:style-name="ce1">
            <text:p>0,30129598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85002018947716" table:style-name="ce1">
            <text:p>3,850020189</text:p>
          </table:table-cell>
          <table:table-cell office:value-type="float" office:value="0.55454685384893199" table:style-name="ce1">
            <text:p>0,554546854</text:p>
          </table:table-cell>
          <table:table-cell office:value-type="float" office:value="-1.3874239713127801" table:style-name="ce1">
            <text:p>-1,387423971</text:p>
          </table:table-cell>
          <table:table-cell office:value-type="float" office:value="0.30116078166990901" table:style-name="ce1">
            <text:p>0,301160782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3.8359614550080998" table:style-name="ce1">
            <text:p>3,835961455</text:p>
          </table:table-cell>
          <table:table-cell office:value-type="float" office:value="0.55526932723557798" table:style-name="ce1">
            <text:p>0,555269327</text:p>
          </table:table-cell>
          <table:table-cell office:value-type="float" office:value="-1.38642006339815" table:style-name="ce1">
            <text:p>-1,386420063</text:p>
          </table:table-cell>
          <table:table-cell office:value-type="float" office:value="0.304584444481169" table:style-name="ce1">
            <text:p>0,30458444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.84203325416776" table:style-name="ce1">
            <text:p>3,842033254</text:p>
          </table:table-cell>
          <table:table-cell office:value-type="float" office:value="0.55557577278939596" table:style-name="ce1">
            <text:p>0,555575773</text:p>
          </table:table-cell>
          <table:table-cell office:value-type="float" office:value="-1.3894407771916799" table:style-name="ce1">
            <text:p>-1,389440777</text:p>
          </table:table-cell>
          <table:table-cell office:value-type="float" office:value="0.304124093736931" table:style-name="ce1">
            <text:p>0,304124094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3.8317441437744399" table:style-name="ce1">
            <text:p>3,831744144</text:p>
          </table:table-cell>
          <table:table-cell office:value-type="float" office:value="0.55513021950264496" table:style-name="ce1">
            <text:p>0,55513022</text:p>
          </table:table-cell>
          <table:table-cell office:value-type="float" office:value="-1.3842243610436999" table:style-name="ce1">
            <text:p>-1,384224361</text:p>
          </table:table-cell>
          <table:table-cell office:value-type="float" office:value="0.30460167803923399" table:style-name="ce1">
            <text:p>0,304601678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8561531018100998" table:style-name="ce1">
            <text:p>3,856153102</text:p>
          </table:table-cell>
          <table:table-cell office:value-type="float" office:value="0.55371952220274401" table:style-name="ce1">
            <text:p>0,553719522</text:p>
          </table:table-cell>
          <table:table-cell office:value-type="float" office:value="-1.3850165588339001" table:style-name="ce1">
            <text:p>-1,385016559</text:p>
          </table:table-cell>
          <table:table-cell office:value-type="float" office:value="0.302944195711772" table:style-name="ce1">
            <text:p>0,302944196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3.8372885276284601" table:style-name="ce1">
            <text:p>3,837288528</text:p>
          </table:table-cell>
          <table:table-cell office:value-type="float" office:value="0.55448917781520501" table:style-name="ce1">
            <text:p>0,554489178</text:p>
          </table:table-cell>
          <table:table-cell office:value-type="float" office:value="-1.38639544906432" table:style-name="ce1">
            <text:p>-1,386395449</text:p>
          </table:table-cell>
          <table:table-cell office:value-type="float" office:value="0.30154372261565898" table:style-name="ce1">
            <text:p>0,30154372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8419882297371899" table:style-name="ce1">
            <text:p>3,84198823</text:p>
          </table:table-cell>
          <table:table-cell office:value-type="float" office:value="0.55559368996999203" table:style-name="ce1">
            <text:p>0,55559369</text:p>
          </table:table-cell>
          <table:table-cell office:value-type="float" office:value="-1.39224334562015" table:style-name="ce1">
            <text:p>-1,392243346</text:p>
          </table:table-cell>
          <table:table-cell office:value-type="float" office:value="0.30021023210568998" table:style-name="ce1">
            <text:p>0,300210232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3.8460840371374898" table:style-name="ce1">
            <text:p>3,846084037</text:p>
          </table:table-cell>
          <table:table-cell office:value-type="float" office:value="0.55521748635743995" table:style-name="ce1">
            <text:p>0,555217486</text:p>
          </table:table-cell>
          <table:table-cell office:value-type="float" office:value="-1.39149020027147" table:style-name="ce1">
            <text:p>-1,3914902</text:p>
          </table:table-cell>
          <table:table-cell office:value-type="float" office:value="0.30012971011578798" table:style-name="ce1">
            <text:p>0,3001297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.8346762700128498" table:style-name="ce1">
            <text:p>3,83467627</text:p>
          </table:table-cell>
          <table:table-cell office:value-type="float" office:value="0.55658319308015003" table:style-name="ce1">
            <text:p>0,556583193</text:p>
          </table:table-cell>
          <table:table-cell office:value-type="float" office:value="-1.3948333552588299" table:style-name="ce1">
            <text:p>-1,394833355</text:p>
          </table:table-cell>
          <table:table-cell office:value-type="float" office:value="0.30000365970028497" table:style-name="ce1">
            <text:p>0,30000366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3.8254146479806401" table:style-name="ce1">
            <text:p>3,825414648</text:p>
          </table:table-cell>
          <table:table-cell office:value-type="float" office:value="0.55564600112023299" table:style-name="ce1">
            <text:p>0,555646001</text:p>
          </table:table-cell>
          <table:table-cell office:value-type="float" office:value="-1.38339901247141" table:style-name="ce1">
            <text:p>-1,383399012</text:p>
          </table:table-cell>
          <table:table-cell office:value-type="float" office:value="0.30533985744386899" table:style-name="ce1">
            <text:p>0,30533985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.81340692393379" table:style-name="ce1">
            <text:p>3,813406924</text:p>
          </table:table-cell>
          <table:table-cell office:value-type="float" office:value="0.55515424974522098" table:style-name="ce1">
            <text:p>0,55515425</text:p>
          </table:table-cell>
          <table:table-cell office:value-type="float" office:value="-1.3844332090506" table:style-name="ce1">
            <text:p>-1,384433209</text:p>
          </table:table-cell>
          <table:table-cell office:value-type="float" office:value="0.30167179863064802" table:style-name="ce1">
            <text:p>0,301671799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3.8165242997672899" table:style-name="ce1">
            <text:p>3,8165243</text:p>
          </table:table-cell>
          <table:table-cell office:value-type="float" office:value="0.55500229899515097" table:style-name="ce1">
            <text:p>0,555002299</text:p>
          </table:table-cell>
          <table:table-cell office:value-type="float" office:value="-1.3824913202936699" table:style-name="ce1">
            <text:p>-1,38249132</text:p>
          </table:table-cell>
          <table:table-cell office:value-type="float" office:value="0.30341685024468501" table:style-name="ce1">
            <text:p>0,3034168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8216976012265902" table:style-name="ce1">
            <text:p>3,821697601</text:p>
          </table:table-cell>
          <table:table-cell office:value-type="float" office:value="0.55666286846659596" table:style-name="ce1">
            <text:p>0,556662868</text:p>
          </table:table-cell>
          <table:table-cell office:value-type="float" office:value="-1.39252517469176" table:style-name="ce1">
            <text:p>-1,392525175</text:p>
          </table:table-cell>
          <table:table-cell office:value-type="float" office:value="0.30067052879596401" table:style-name="ce1">
            <text:p>0,300670529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3.8342781334002201" table:style-name="ce1">
            <text:p>3,834278133</text:p>
          </table:table-cell>
          <table:table-cell office:value-type="float" office:value="0.55463473459545698" table:style-name="ce1">
            <text:p>0,554634735</text:p>
          </table:table-cell>
          <table:table-cell office:value-type="float" office:value="-1.38369309339835" table:style-name="ce1">
            <text:p>-1,383693093</text:p>
          </table:table-cell>
          <table:table-cell office:value-type="float" office:value="0.302395030051338" table:style-name="ce1">
            <text:p>0,3023950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.8235490698197401" table:style-name="ce1">
            <text:p>3,82354907</text:p>
          </table:table-cell>
          <table:table-cell office:value-type="float" office:value="0.55598864738048404" table:style-name="ce1">
            <text:p>0,555988647</text:p>
          </table:table-cell>
          <table:table-cell office:value-type="float" office:value="-1.38816596910012" table:style-name="ce1">
            <text:p>-1,388165969</text:p>
          </table:table-cell>
          <table:table-cell office:value-type="float" office:value="0.30114763852507298" table:style-name="ce1">
            <text:p>0,301147639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3.8110632590884399" table:style-name="ce1">
            <text:p>3,811063259</text:p>
          </table:table-cell>
          <table:table-cell office:value-type="float" office:value="0.555505068839097" table:style-name="ce1">
            <text:p>0,555505069</text:p>
          </table:table-cell>
          <table:table-cell office:value-type="float" office:value="-1.3845394731433101" table:style-name="ce1">
            <text:p>-1,384539473</text:p>
          </table:table-cell>
          <table:table-cell office:value-type="float" office:value="0.30279460662126301" table:style-name="ce1">
            <text:p>0,30279460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7997391991041098" table:style-name="ce1">
            <text:p>3,799739199</text:p>
          </table:table-cell>
          <table:table-cell office:value-type="float" office:value="0.55699145926169802" table:style-name="ce1">
            <text:p>0,556991459</text:p>
          </table:table-cell>
          <table:table-cell office:value-type="float" office:value="-1.3881540710150999" table:style-name="ce1">
            <text:p>-1,388154071</text:p>
          </table:table-cell>
          <table:table-cell office:value-type="float" office:value="0.30188099756543002" table:style-name="ce1">
            <text:p>0,301880998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3.7946884242630099" table:style-name="ce1">
            <text:p>3,794688424</text:p>
          </table:table-cell>
          <table:table-cell office:value-type="float" office:value="0.55670559204833303" table:style-name="ce1">
            <text:p>0,556705592</text:p>
          </table:table-cell>
          <table:table-cell office:value-type="float" office:value="-1.3880677712306499" table:style-name="ce1">
            <text:p>-1,388067771</text:p>
          </table:table-cell>
          <table:table-cell office:value-type="float" office:value="0.29985161839380498" table:style-name="ce1">
            <text:p>0,29985161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.7957678023590602" table:style-name="ce1">
            <text:p>3,795767802</text:p>
          </table:table-cell>
          <table:table-cell office:value-type="float" office:value="0.55744780354175405" table:style-name="ce1">
            <text:p>0,557447804</text:p>
          </table:table-cell>
          <table:table-cell office:value-type="float" office:value="-1.3901206205890699" table:style-name="ce1">
            <text:p>-1,390120621</text:p>
          </table:table-cell>
          <table:table-cell office:value-type="float" office:value="0.30069917570141502" table:style-name="ce1">
            <text:p>0,300699176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3.7951341620706498" table:style-name="ce1">
            <text:p>3,795134162</text:p>
          </table:table-cell>
          <table:table-cell office:value-type="float" office:value="0.55783955993241696" table:style-name="ce1">
            <text:p>0,55783956</text:p>
          </table:table-cell>
          <table:table-cell office:value-type="float" office:value="-1.3912246535867601" table:style-name="ce1">
            <text:p>-1,391224654</text:p>
          </table:table-cell>
          <table:table-cell office:value-type="float" office:value="0.30192067063841399" table:style-name="ce1">
            <text:p>0,30192067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.7885922006932802" table:style-name="ce1">
            <text:p>3,788592201</text:p>
          </table:table-cell>
          <table:table-cell office:value-type="float" office:value="0.55598178415590205" table:style-name="ce1">
            <text:p>0,555981784</text:p>
          </table:table-cell>
          <table:table-cell office:value-type="float" office:value="-1.37962763000264" table:style-name="ce1">
            <text:p>-1,37962763</text:p>
          </table:table-cell>
          <table:table-cell office:value-type="float" office:value="0.30414455837037702" table:style-name="ce1">
            <text:p>0,304144558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3.7711904039582702" table:style-name="ce1">
            <text:p>3,771190404</text:p>
          </table:table-cell>
          <table:table-cell office:value-type="float" office:value="0.55822112611525998" table:style-name="ce1">
            <text:p>0,558221126</text:p>
          </table:table-cell>
          <table:table-cell office:value-type="float" office:value="-1.3896377838620999" table:style-name="ce1">
            <text:p>-1,389637784</text:p>
          </table:table-cell>
          <table:table-cell office:value-type="float" office:value="0.300354292117544" table:style-name="ce1">
            <text:p>0,30035429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7737844745474098" table:style-name="ce1">
            <text:p>3,773784475</text:p>
          </table:table-cell>
          <table:table-cell office:value-type="float" office:value="0.55779325521784495" table:style-name="ce1">
            <text:p>0,557793255</text:p>
          </table:table-cell>
          <table:table-cell office:value-type="float" office:value="-1.3872444180227499" table:style-name="ce1">
            <text:p>-1,387244418</text:p>
          </table:table-cell>
          <table:table-cell office:value-type="float" office:value="0.30210110351599601" table:style-name="ce1">
            <text:p>0,302101104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3.8049584603183102" table:style-name="ce1">
            <text:p>3,80495846</text:p>
          </table:table-cell>
          <table:table-cell office:value-type="float" office:value="0.55645064567928004" table:style-name="ce1">
            <text:p>0,556450646</text:p>
          </table:table-cell>
          <table:table-cell office:value-type="float" office:value="-1.3896892661576301" table:style-name="ce1">
            <text:p>-1,389689266</text:p>
          </table:table-cell>
          <table:table-cell office:value-type="float" office:value="0.29949052985918201" table:style-name="ce1">
            <text:p>0,2994905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.80780472530004" table:style-name="ce1">
            <text:p>3,807804725</text:p>
          </table:table-cell>
          <table:table-cell office:value-type="float" office:value="0.55698483218153705" table:style-name="ce1">
            <text:p>0,556984832</text:p>
          </table:table-cell>
          <table:table-cell office:value-type="float" office:value="-1.38944851957322" table:style-name="ce1">
            <text:p>-1,38944852</text:p>
          </table:table-cell>
          <table:table-cell office:value-type="float" office:value="0.30156780517217402" table:style-name="ce1">
            <text:p>0,301567805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3.8051398396054399" table:style-name="ce1">
            <text:p>3,80513984</text:p>
          </table:table-cell>
          <table:table-cell office:value-type="float" office:value="0.55747641290355199" table:style-name="ce1">
            <text:p>0,557476413</text:p>
          </table:table-cell>
          <table:table-cell office:value-type="float" office:value="-1.39267532780401" table:style-name="ce1">
            <text:p>-1,392675328</text:p>
          </table:table-cell>
          <table:table-cell office:value-type="float" office:value="0.29888799532803201" table:style-name="ce1">
            <text:p>0,29888799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.7986884557692799" table:style-name="ce1">
            <text:p>3,798688456</text:p>
          </table:table-cell>
          <table:table-cell office:value-type="float" office:value="0.55686281024697903" table:style-name="ce1">
            <text:p>0,55686281</text:p>
          </table:table-cell>
          <table:table-cell office:value-type="float" office:value="-1.3838477603694099" table:style-name="ce1">
            <text:p>-1,38384776</text:p>
          </table:table-cell>
          <table:table-cell office:value-type="float" office:value="0.30281254423587001" table:style-name="ce1">
            <text:p>0,302812544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3.8127147569500699" table:style-name="ce1">
            <text:p>3,812714757</text:p>
          </table:table-cell>
          <table:table-cell office:value-type="float" office:value="0.55619577019402699" table:style-name="ce1">
            <text:p>0,55619577</text:p>
          </table:table-cell>
          <table:table-cell office:value-type="float" office:value="-1.3881444353247001" table:style-name="ce1">
            <text:p>-1,388144435</text:p>
          </table:table-cell>
          <table:table-cell office:value-type="float" office:value="0.30027483038113201" table:style-name="ce1">
            <text:p>0,3002748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8075721359086501" table:style-name="ce1">
            <text:p>3,807572136</text:p>
          </table:table-cell>
          <table:table-cell office:value-type="float" office:value="0.55698038258399096" table:style-name="ce1">
            <text:p>0,556980383</text:p>
          </table:table-cell>
          <table:table-cell office:value-type="float" office:value="-1.3885976134426301" table:style-name="ce1">
            <text:p>-1,388597613</text:p>
          </table:table-cell>
          <table:table-cell office:value-type="float" office:value="0.30160388638294799" table:style-name="ce1">
            <text:p>0,301603886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3.78945133804742" table:style-name="ce1">
            <text:p>3,789451338</text:p>
          </table:table-cell>
          <table:table-cell office:value-type="float" office:value="0.55781908200239005" table:style-name="ce1">
            <text:p>0,557819082</text:p>
          </table:table-cell>
          <table:table-cell office:value-type="float" office:value="-1.3859894718204699" table:style-name="ce1">
            <text:p>-1,385989472</text:p>
          </table:table-cell>
          <table:table-cell office:value-type="float" office:value="0.30381730659432798" table:style-name="ce1">
            <text:p>0,30381730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8067187256428401" table:style-name="ce1">
            <text:p>3,806718726</text:p>
          </table:table-cell>
          <table:table-cell office:value-type="float" office:value="0.55624676470366297" table:style-name="ce1">
            <text:p>0,556246765</text:p>
          </table:table-cell>
          <table:table-cell office:value-type="float" office:value="-1.3845851310036501" table:style-name="ce1">
            <text:p>-1,384585131</text:p>
          </table:table-cell>
          <table:table-cell office:value-type="float" office:value="0.30341042652411998" table:style-name="ce1">
            <text:p>0,303410427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3.8045285490320202" table:style-name="ce1">
            <text:p>3,804528549</text:p>
          </table:table-cell>
          <table:table-cell office:value-type="float" office:value="0.55713855817659796" table:style-name="ce1">
            <text:p>0,557138558</text:p>
          </table:table-cell>
          <table:table-cell office:value-type="float" office:value="-1.3924318812569301" table:style-name="ce1">
            <text:p>-1,392431881</text:p>
          </table:table-cell>
          <table:table-cell office:value-type="float" office:value="0.29696085326183702" table:style-name="ce1">
            <text:p>0,296960853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.79756266251233" table:style-name="ce1">
            <text:p>3,797562663</text:p>
          </table:table-cell>
          <table:table-cell office:value-type="float" office:value="0.55738092007320605" table:style-name="ce1">
            <text:p>0,55738092</text:p>
          </table:table-cell>
          <table:table-cell office:value-type="float" office:value="-1.3892003410334901" table:style-name="ce1">
            <text:p>-1,389200341</text:p>
          </table:table-cell>
          <table:table-cell office:value-type="float" office:value="0.30343129452155898" table:style-name="ce1">
            <text:p>0,303431295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3.8156123602655798" table:style-name="ce1">
            <text:p>3,81561236</text:p>
          </table:table-cell>
          <table:table-cell office:value-type="float" office:value="0.55644622610494798" table:style-name="ce1">
            <text:p>0,556446226</text:p>
          </table:table-cell>
          <table:table-cell office:value-type="float" office:value="-1.3863766375408899" table:style-name="ce1">
            <text:p>-1,386376638</text:p>
          </table:table-cell>
          <table:table-cell office:value-type="float" office:value="0.30266857241311701" table:style-name="ce1">
            <text:p>0,302668572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.8042128062295402" table:style-name="ce1">
            <text:p>3,804212806</text:p>
          </table:table-cell>
          <table:table-cell office:value-type="float" office:value="0.55735884648566902" table:style-name="ce1">
            <text:p>0,557358846</text:p>
          </table:table-cell>
          <table:table-cell office:value-type="float" office:value="-1.3880938996718299" table:style-name="ce1">
            <text:p>-1,3880939</text:p>
          </table:table-cell>
          <table:table-cell office:value-type="float" office:value="0.30388652451488901" table:style-name="ce1">
            <text:p>0,303886525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3.7919286916536699" table:style-name="ce1">
            <text:p>3,791928692</text:p>
          </table:table-cell>
          <table:table-cell office:value-type="float" office:value="0.55733084315250003" table:style-name="ce1">
            <text:p>0,557330843</text:p>
          </table:table-cell>
          <table:table-cell office:value-type="float" office:value="-1.38383016262111" table:style-name="ce1">
            <text:p>-1,383830163</text:p>
          </table:table-cell>
          <table:table-cell office:value-type="float" office:value="0.30421343502149201" table:style-name="ce1">
            <text:p>0,30421343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8081914378641502" table:style-name="ce1">
            <text:p>3,808191438</text:p>
          </table:table-cell>
          <table:table-cell office:value-type="float" office:value="0.55709602739513098" table:style-name="ce1">
            <text:p>0,557096027</text:p>
          </table:table-cell>
          <table:table-cell office:value-type="float" office:value="-1.3893898832720699" table:style-name="ce1">
            <text:p>-1,389389883</text:p>
          </table:table-cell>
          <table:table-cell office:value-type="float" office:value="0.300700578965645" table:style-name="ce1">
            <text:p>0,300700579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3.7853394387994999" table:style-name="ce1">
            <text:p>3,785339439</text:p>
          </table:table-cell>
          <table:table-cell office:value-type="float" office:value="0.55761937350944701" table:style-name="ce1">
            <text:p>0,557619374</text:p>
          </table:table-cell>
          <table:table-cell office:value-type="float" office:value="-1.3850101265060599" table:style-name="ce1">
            <text:p>-1,385010127</text:p>
          </table:table-cell>
          <table:table-cell office:value-type="float" office:value="0.30307857729481302" table:style-name="ce1">
            <text:p>0,30307857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.7745044413416502" table:style-name="ce1">
            <text:p>3,774504441</text:p>
          </table:table-cell>
          <table:table-cell office:value-type="float" office:value="0.55864015563950897" table:style-name="ce1">
            <text:p>0,558640156</text:p>
          </table:table-cell>
          <table:table-cell office:value-type="float" office:value="-1.3886171959004801" table:style-name="ce1">
            <text:p>-1,388617196</text:p>
          </table:table-cell>
          <table:table-cell office:value-type="float" office:value="0.30350154545154501" table:style-name="ce1">
            <text:p>0,303501545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3.7810517686044598" table:style-name="ce1">
            <text:p>3,781051769</text:p>
          </table:table-cell>
          <table:table-cell office:value-type="float" office:value="0.55723603917290099" table:style-name="ce1">
            <text:p>0,557236039</text:p>
          </table:table-cell>
          <table:table-cell office:value-type="float" office:value="-1.38259346068788" table:style-name="ce1">
            <text:p>-1,382593461</text:p>
          </table:table-cell>
          <table:table-cell office:value-type="float" office:value="0.30499286723935098" table:style-name="ce1">
            <text:p>0,30499286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7720022874043901" table:style-name="ce1">
            <text:p>3,772002287</text:p>
          </table:table-cell>
          <table:table-cell office:value-type="float" office:value="0.55848751614292602" table:style-name="ce1">
            <text:p>0,558487516</text:p>
          </table:table-cell>
          <table:table-cell office:value-type="float" office:value="-1.3864797563820099" table:style-name="ce1">
            <text:p>-1,386479756</text:p>
          </table:table-cell>
          <table:table-cell office:value-type="float" office:value="0.30433459088874398" table:style-name="ce1">
            <text:p>0,304334591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3.7701565591453998" table:style-name="ce1">
            <text:p>3,770156559</text:p>
          </table:table-cell>
          <table:table-cell office:value-type="float" office:value="0.55807294679202701" table:style-name="ce1">
            <text:p>0,558072947</text:p>
          </table:table-cell>
          <table:table-cell office:value-type="float" office:value="-1.38310690122069" table:style-name="ce1">
            <text:p>-1,383106901</text:p>
          </table:table-cell>
          <table:table-cell office:value-type="float" office:value="0.30390952920699899" table:style-name="ce1">
            <text:p>0,30390952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.75841923085135" table:style-name="ce1">
            <text:p>3,758419231</text:p>
          </table:table-cell>
          <table:table-cell office:value-type="float" office:value="0.55796032216917701" table:style-name="ce1">
            <text:p>0,557960322</text:p>
          </table:table-cell>
          <table:table-cell office:value-type="float" office:value="-1.38286040148852" table:style-name="ce1">
            <text:p>-1,382860401</text:p>
          </table:table-cell>
          <table:table-cell office:value-type="float" office:value="0.303108523312138" table:style-name="ce1">
            <text:p>0,303108523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3.7773926425872499" table:style-name="ce1">
            <text:p>3,777392643</text:p>
          </table:table-cell>
          <table:table-cell office:value-type="float" office:value="0.557556899771807" table:style-name="ce1">
            <text:p>0,5575569</text:p>
          </table:table-cell>
          <table:table-cell office:value-type="float" office:value="-1.38667688864316" table:style-name="ce1">
            <text:p>-1,386676889</text:p>
          </table:table-cell>
          <table:table-cell office:value-type="float" office:value="0.30197561547142798" table:style-name="ce1">
            <text:p>0,30197561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.7739272103096599" table:style-name="ce1">
            <text:p>3,77392721</text:p>
          </table:table-cell>
          <table:table-cell office:value-type="float" office:value="0.55707916684792302" table:style-name="ce1">
            <text:p>0,557079167</text:p>
          </table:table-cell>
          <table:table-cell office:value-type="float" office:value="-1.37896275584998" table:style-name="ce1">
            <text:p>-1,378962756</text:p>
          </table:table-cell>
          <table:table-cell office:value-type="float" office:value="0.30644009869543398" table:style-name="ce1">
            <text:p>0,306440099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3.7607992097024199" table:style-name="ce1">
            <text:p>3,76079921</text:p>
          </table:table-cell>
          <table:table-cell office:value-type="float" office:value="0.55932661832761699" table:style-name="ce1">
            <text:p>0,559326618</text:p>
          </table:table-cell>
          <table:table-cell office:value-type="float" office:value="-1.38906866362723" table:style-name="ce1">
            <text:p>-1,389068664</text:p>
          </table:table-cell>
          <table:table-cell office:value-type="float" office:value="0.30234402212769401" table:style-name="ce1">
            <text:p>0,30234402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7617272375898798" table:style-name="ce1">
            <text:p>3,761727238</text:p>
          </table:table-cell>
          <table:table-cell office:value-type="float" office:value="0.55848082238243202" table:style-name="ce1">
            <text:p>0,558480822</text:p>
          </table:table-cell>
          <table:table-cell office:value-type="float" office:value="-1.3840033738659701" table:style-name="ce1">
            <text:p>-1,384003374</text:p>
          </table:table-cell>
          <table:table-cell office:value-type="float" office:value="0.304060982118525" table:style-name="ce1">
            <text:p>0,304060982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3.7589671943060599" table:style-name="ce1">
            <text:p>3,758967194</text:p>
          </table:table-cell>
          <table:table-cell office:value-type="float" office:value="0.55894330533406" table:style-name="ce1">
            <text:p>0,558943305</text:p>
          </table:table-cell>
          <table:table-cell office:value-type="float" office:value="-1.3855197835132" table:style-name="ce1">
            <text:p>-1,385519784</text:p>
          </table:table-cell>
          <table:table-cell office:value-type="float" office:value="0.30443174939534201" table:style-name="ce1">
            <text:p>0,30443174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7594731708634699" table:style-name="ce1">
            <text:p>3,759473171</text:p>
          </table:table-cell>
          <table:table-cell office:value-type="float" office:value="0.55964098572843002" table:style-name="ce1">
            <text:p>0,559640986</text:p>
          </table:table-cell>
          <table:table-cell office:value-type="float" office:value="-1.3919855602034299" table:style-name="ce1">
            <text:p>-1,39198556</text:p>
          </table:table-cell>
          <table:table-cell office:value-type="float" office:value="0.30137830887223599" table:style-name="ce1">
            <text:p>0,301378309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3.7588201817303699" table:style-name="ce1">
            <text:p>3,758820182</text:p>
          </table:table-cell>
          <table:table-cell office:value-type="float" office:value="0.55771024773200195" table:style-name="ce1">
            <text:p>0,557710248</text:p>
          </table:table-cell>
          <table:table-cell office:value-type="float" office:value="-1.38209986883797" table:style-name="ce1">
            <text:p>-1,382099869</text:p>
          </table:table-cell>
          <table:table-cell office:value-type="float" office:value="0.30280605905428698" table:style-name="ce1">
            <text:p>0,30280605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.7424471533842798" table:style-name="ce1">
            <text:p>3,742447153</text:p>
          </table:table-cell>
          <table:table-cell office:value-type="float" office:value="0.55845049626013898" table:style-name="ce1">
            <text:p>0,558450496</text:p>
          </table:table-cell>
          <table:table-cell office:value-type="float" office:value="-1.3792911115469599" table:style-name="ce1">
            <text:p>-1,379291112</text:p>
          </table:table-cell>
          <table:table-cell office:value-type="float" office:value="0.307070079619229" table:style-name="ce1">
            <text:p>0,30707008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3.7377237158749801" table:style-name="ce1">
            <text:p>3,737723716</text:p>
          </table:table-cell>
          <table:table-cell office:value-type="float" office:value="0.55840451454025097" table:style-name="ce1">
            <text:p>0,558404515</text:p>
          </table:table-cell>
          <table:table-cell office:value-type="float" office:value="-1.3809692822894" table:style-name="ce1">
            <text:p>-1,380969282</text:p>
          </table:table-cell>
          <table:table-cell office:value-type="float" office:value="0.30496868238430203" table:style-name="ce1">
            <text:p>0,30496868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7284936599277798" table:style-name="ce1">
            <text:p>3,72849366</text:p>
          </table:table-cell>
          <table:table-cell office:value-type="float" office:value="0.559246450627922" table:style-name="ce1">
            <text:p>0,559246451</text:p>
          </table:table-cell>
          <table:table-cell office:value-type="float" office:value="-1.38273796213856" table:style-name="ce1">
            <text:p>-1,382737962</text:p>
          </table:table-cell>
          <table:table-cell office:value-type="float" office:value="0.305151079100419" table:style-name="ce1">
            <text:p>0,305151079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3.7377642491414602" table:style-name="ce1">
            <text:p>3,737764249</text:p>
          </table:table-cell>
          <table:table-cell office:value-type="float" office:value="0.55951554091970201" table:style-name="ce1">
            <text:p>0,559515541</text:p>
          </table:table-cell>
          <table:table-cell office:value-type="float" office:value="-1.3841171265806" table:style-name="ce1">
            <text:p>-1,384117127</text:p>
          </table:table-cell>
          <table:table-cell office:value-type="float" office:value="0.303992053137975" table:style-name="ce1">
            <text:p>0,30399205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71676545318264" table:style-name="ce1">
            <text:p>3,716765453</text:p>
          </table:table-cell>
          <table:table-cell office:value-type="float" office:value="0.56112618053561902" table:style-name="ce1">
            <text:p>0,561126181</text:p>
          </table:table-cell>
          <table:table-cell office:value-type="float" office:value="-1.38450543935335" table:style-name="ce1">
            <text:p>-1,384505439</text:p>
          </table:table-cell>
          <table:table-cell office:value-type="float" office:value="0.305529317292972" table:style-name="ce1">
            <text:p>0,305529317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3.7150525312300098" table:style-name="ce1">
            <text:p>3,715052531</text:p>
          </table:table-cell>
          <table:table-cell office:value-type="float" office:value="0.56112448968197104" table:style-name="ce1">
            <text:p>0,56112449</text:p>
          </table:table-cell>
          <table:table-cell office:value-type="float" office:value="-1.38574790312106" table:style-name="ce1">
            <text:p>-1,385747903</text:p>
          </table:table-cell>
          <table:table-cell office:value-type="float" office:value="0.30610840232117598" table:style-name="ce1">
            <text:p>0,30610840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69915597100155" table:style-name="ce1">
            <text:p>3,699155971</text:p>
          </table:table-cell>
          <table:table-cell office:value-type="float" office:value="0.56090999612080505" table:style-name="ce1">
            <text:p>0,560909996</text:p>
          </table:table-cell>
          <table:table-cell office:value-type="float" office:value="-1.3809827149192799" table:style-name="ce1">
            <text:p>-1,380982715</text:p>
          </table:table-cell>
          <table:table-cell office:value-type="float" office:value="0.30656555821771297" table:style-name="ce1">
            <text:p>0,306565558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3.6850137043432598" table:style-name="ce1">
            <text:p>3,685013704</text:p>
          </table:table-cell>
          <table:table-cell office:value-type="float" office:value="0.56268769710302302" table:style-name="ce1">
            <text:p>0,562687697</text:p>
          </table:table-cell>
          <table:table-cell office:value-type="float" office:value="-1.38939083504909" table:style-name="ce1">
            <text:p>-1,389390835</text:p>
          </table:table-cell>
          <table:table-cell office:value-type="float" office:value="0.30268258450473701" table:style-name="ce1">
            <text:p>0,30268258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69526299480443" table:style-name="ce1">
            <text:p>3,695262995</text:p>
          </table:table-cell>
          <table:table-cell office:value-type="float" office:value="0.56168239923593" table:style-name="ce1">
            <text:p>0,561682399</text:p>
          </table:table-cell>
          <table:table-cell office:value-type="float" office:value="-1.3903755890176901" table:style-name="ce1">
            <text:p>-1,390375589</text:p>
          </table:table-cell>
          <table:table-cell office:value-type="float" office:value="0.29990819542108499" table:style-name="ce1">
            <text:p>0,299908195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3.705450719326" table:style-name="ce1">
            <text:p>3,705450719</text:p>
          </table:table-cell>
          <table:table-cell office:value-type="float" office:value="0.56175769419796495" table:style-name="ce1">
            <text:p>0,561757694</text:p>
          </table:table-cell>
          <table:table-cell office:value-type="float" office:value="-1.3880476143884" table:style-name="ce1">
            <text:p>-1,388047614</text:p>
          </table:table-cell>
          <table:table-cell office:value-type="float" office:value="0.30207196973721501" table:style-name="ce1">
            <text:p>0,3020719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7037800045860898" table:style-name="ce1">
            <text:p>3,703780005</text:p>
          </table:table-cell>
          <table:table-cell office:value-type="float" office:value="0.56151057522912395" table:style-name="ce1">
            <text:p>0,561510575</text:p>
          </table:table-cell>
          <table:table-cell office:value-type="float" office:value="-1.3864214004977" table:style-name="ce1">
            <text:p>-1,3864214</text:p>
          </table:table-cell>
          <table:table-cell office:value-type="float" office:value="0.30426539738378799" table:style-name="ce1">
            <text:p>0,304265397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6969933420871302" table:style-name="ce1">
            <text:p>3,696993342</text:p>
          </table:table-cell>
          <table:table-cell office:value-type="float" office:value="0.56191419033220802" table:style-name="ce1">
            <text:p>0,56191419</text:p>
          </table:table-cell>
          <table:table-cell office:value-type="float" office:value="-1.38894721870256" table:style-name="ce1">
            <text:p>-1,388947219</text:p>
          </table:table-cell>
          <table:table-cell office:value-type="float" office:value="0.30287116120579299" table:style-name="ce1">
            <text:p>0,30287116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6633394446592602" table:style-name="ce1">
            <text:p>3,663339445</text:p>
          </table:table-cell>
          <table:table-cell office:value-type="float" office:value="0.56220978657727905" table:style-name="ce1">
            <text:p>0,562209787</text:p>
          </table:table-cell>
          <table:table-cell office:value-type="float" office:value="-1.38225000351619" table:style-name="ce1">
            <text:p>-1,382250004</text:p>
          </table:table-cell>
          <table:table-cell office:value-type="float" office:value="0.30287899196229801" table:style-name="ce1">
            <text:p>0,302878992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3.68736107317044" table:style-name="ce1">
            <text:p>3,687361073</text:p>
          </table:table-cell>
          <table:table-cell office:value-type="float" office:value="0.56200785670946096" table:style-name="ce1">
            <text:p>0,562007857</text:p>
          </table:table-cell>
          <table:table-cell office:value-type="float" office:value="-1.38454111436963" table:style-name="ce1">
            <text:p>-1,384541114</text:p>
          </table:table-cell>
          <table:table-cell office:value-type="float" office:value="0.30521009544884597" table:style-name="ce1">
            <text:p>0,30521009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7014489112007598" table:style-name="ce1">
            <text:p>3,701448911</text:p>
          </table:table-cell>
          <table:table-cell office:value-type="float" office:value="0.56097756670776899" table:style-name="ce1">
            <text:p>0,560977567</text:p>
          </table:table-cell>
          <table:table-cell office:value-type="float" office:value="-1.3806119997145101" table:style-name="ce1">
            <text:p>-1,380612</text:p>
          </table:table-cell>
          <table:table-cell office:value-type="float" office:value="0.30668860035610401" table:style-name="ce1">
            <text:p>0,3066886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6923803862817599" table:style-name="ce1">
            <text:p>3,692380386</text:p>
          </table:table-cell>
          <table:table-cell office:value-type="float" office:value="0.56251186940695497" table:style-name="ce1">
            <text:p>0,562511869</text:p>
          </table:table-cell>
          <table:table-cell office:value-type="float" office:value="-1.38835427108959" table:style-name="ce1">
            <text:p>-1,388354271</text:p>
          </table:table-cell>
          <table:table-cell office:value-type="float" office:value="0.30233200288987699" table:style-name="ce1">
            <text:p>0,30233200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68835812028248" table:style-name="ce1">
            <text:p>3,68835812</text:p>
          </table:table-cell>
          <table:table-cell office:value-type="float" office:value="0.56187845226649802" table:style-name="ce1">
            <text:p>0,561878452</text:p>
          </table:table-cell>
          <table:table-cell office:value-type="float" office:value="-1.3875284516244299" table:style-name="ce1">
            <text:p>-1,387528452</text:p>
          </table:table-cell>
          <table:table-cell office:value-type="float" office:value="0.299863853830864" table:style-name="ce1">
            <text:p>0,299863854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3.69761114451331" table:style-name="ce1">
            <text:p>3,697611145</text:p>
          </table:table-cell>
          <table:table-cell office:value-type="float" office:value="0.56162939754778596" table:style-name="ce1">
            <text:p>0,561629398</text:p>
          </table:table-cell>
          <table:table-cell office:value-type="float" office:value="-1.3878264978024" table:style-name="ce1">
            <text:p>-1,387826498</text:p>
          </table:table-cell>
          <table:table-cell office:value-type="float" office:value="0.302145733283252" table:style-name="ce1">
            <text:p>0,30214573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6657258594139899" table:style-name="ce1">
            <text:p>3,665725859</text:p>
          </table:table-cell>
          <table:table-cell office:value-type="float" office:value="0.56245728346088297" table:style-name="ce1">
            <text:p>0,562457283</text:p>
          </table:table-cell>
          <table:table-cell office:value-type="float" office:value="-1.38462133779562" table:style-name="ce1">
            <text:p>-1,384621338</text:p>
          </table:table-cell>
          <table:table-cell office:value-type="float" office:value="0.30315900530501" table:style-name="ce1">
            <text:p>0,303159005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6535325297719998" table:style-name="ce1">
            <text:p>3,65353253</text:p>
          </table:table-cell>
          <table:table-cell office:value-type="float" office:value="0.56393620802761202" table:style-name="ce1">
            <text:p>0,563936208</text:p>
          </table:table-cell>
          <table:table-cell office:value-type="float" office:value="-1.3901989418863701" table:style-name="ce1">
            <text:p>-1,390198942</text:p>
          </table:table-cell>
          <table:table-cell office:value-type="float" office:value="0.30077046351042602" table:style-name="ce1">
            <text:p>0,300770464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65594209149122" table:style-name="ce1">
            <text:p>3,655942091</text:p>
          </table:table-cell>
          <table:table-cell office:value-type="float" office:value="0.56270019834638796" table:style-name="ce1">
            <text:p>0,562700198</text:p>
          </table:table-cell>
          <table:table-cell office:value-type="float" office:value="-1.3852533306817001" table:style-name="ce1">
            <text:p>-1,385253331</text:p>
          </table:table-cell>
          <table:table-cell office:value-type="float" office:value="0.30301963211974697" table:style-name="ce1">
            <text:p>0,303019632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6488704448751199" table:style-name="ce1">
            <text:p>3,648870445</text:p>
          </table:table-cell>
          <table:table-cell office:value-type="float" office:value="0.56417355052706997" table:style-name="ce1">
            <text:p>0,564173551</text:p>
          </table:table-cell>
          <table:table-cell office:value-type="float" office:value="-1.38754853387086" table:style-name="ce1">
            <text:p>-1,387548534</text:p>
          </table:table-cell>
          <table:table-cell office:value-type="float" office:value="0.30513956011750198" table:style-name="ce1">
            <text:p>0,3051395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6398468083013902" table:style-name="ce1">
            <text:p>3,639846808</text:p>
          </table:table-cell>
          <table:table-cell office:value-type="float" office:value="0.56514561215187298" table:style-name="ce1">
            <text:p>0,565145612</text:p>
          </table:table-cell>
          <table:table-cell office:value-type="float" office:value="-1.3895468569081899" table:style-name="ce1">
            <text:p>-1,389546857</text:p>
          </table:table-cell>
          <table:table-cell office:value-type="float" office:value="0.30243698908856598" table:style-name="ce1">
            <text:p>0,30243698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62023437325806" table:style-name="ce1">
            <text:p>3,620234373</text:p>
          </table:table-cell>
          <table:table-cell office:value-type="float" office:value="0.56618072322617596" table:style-name="ce1">
            <text:p>0,566180723</text:p>
          </table:table-cell>
          <table:table-cell office:value-type="float" office:value="-1.3897779279950899" table:style-name="ce1">
            <text:p>-1,389777928</text:p>
          </table:table-cell>
          <table:table-cell office:value-type="float" office:value="0.30428163089303301" table:style-name="ce1">
            <text:p>0,30428163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6386881769435" table:style-name="ce1">
            <text:p>3,638688177</text:p>
          </table:table-cell>
          <table:table-cell office:value-type="float" office:value="0.56512257847296998" table:style-name="ce1">
            <text:p>0,565122578</text:p>
          </table:table-cell>
          <table:table-cell office:value-type="float" office:value="-1.39119480646135" table:style-name="ce1">
            <text:p>-1,391194806</text:p>
          </table:table-cell>
          <table:table-cell office:value-type="float" office:value="0.30090624955256801" table:style-name="ce1">
            <text:p>0,30090625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3.5955219201248498" table:style-name="ce1">
            <text:p>3,59552192</text:p>
          </table:table-cell>
          <table:table-cell office:value-type="float" office:value="0.56723437871662796" table:style-name="ce1">
            <text:p>0,567234379</text:p>
          </table:table-cell>
          <table:table-cell office:value-type="float" office:value="-1.3900611178245801" table:style-name="ce1">
            <text:p>-1,390061118</text:p>
          </table:table-cell>
          <table:table-cell office:value-type="float" office:value="0.30398254030559901" table:style-name="ce1">
            <text:p>0,3039825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5789652162673198" table:style-name="ce1">
            <text:p>3,578965216</text:p>
          </table:table-cell>
          <table:table-cell office:value-type="float" office:value="0.56786027324191501" table:style-name="ce1">
            <text:p>0,567860273</text:p>
          </table:table-cell>
          <table:table-cell office:value-type="float" office:value="-1.38583742437581" table:style-name="ce1">
            <text:p>-1,385837424</text:p>
          </table:table-cell>
          <table:table-cell office:value-type="float" office:value="0.305246348032225" table:style-name="ce1">
            <text:p>0,305246348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5826976867895501" table:style-name="ce1">
            <text:p>3,582697687</text:p>
          </table:table-cell>
          <table:table-cell office:value-type="float" office:value="0.56760098053045205" table:style-name="ce1">
            <text:p>0,567600981</text:p>
          </table:table-cell>
          <table:table-cell office:value-type="float" office:value="-1.38348893053142" table:style-name="ce1">
            <text:p>-1,383488931</text:p>
          </table:table-cell>
          <table:table-cell office:value-type="float" office:value="0.30586484058785302" table:style-name="ce1">
            <text:p>0,30586484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59397135784761" table:style-name="ce1">
            <text:p>3,593971358</text:p>
          </table:table-cell>
          <table:table-cell office:value-type="float" office:value="0.56745101958252298" table:style-name="ce1">
            <text:p>0,56745102</text:p>
          </table:table-cell>
          <table:table-cell office:value-type="float" office:value="-1.3852637419371501" table:style-name="ce1">
            <text:p>-1,385263742</text:p>
          </table:table-cell>
          <table:table-cell office:value-type="float" office:value="0.30882148484106903" table:style-name="ce1">
            <text:p>0,308821485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5679792303086399" table:style-name="ce1">
            <text:p>3,56797923</text:p>
          </table:table-cell>
          <table:table-cell office:value-type="float" office:value="0.56763028514824998" table:style-name="ce1">
            <text:p>0,567630285</text:p>
          </table:table-cell>
          <table:table-cell office:value-type="float" office:value="-1.3868059374724799" table:style-name="ce1">
            <text:p>-1,386805937</text:p>
          </table:table-cell>
          <table:table-cell office:value-type="float" office:value="0.30565578052134801" table:style-name="ce1">
            <text:p>0,30565578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5789890870604602" table:style-name="ce1">
            <text:p>3,578989087</text:p>
          </table:table-cell>
          <table:table-cell office:value-type="float" office:value="0.56827268801826802" table:style-name="ce1">
            <text:p>0,568272688</text:p>
          </table:table-cell>
          <table:table-cell office:value-type="float" office:value="-1.3819240274573801" table:style-name="ce1">
            <text:p>-1,381924027</text:p>
          </table:table-cell>
          <table:table-cell office:value-type="float" office:value="0.30937007133713901" table:style-name="ce1">
            <text:p>0,309370071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5924559158934" table:style-name="ce1">
            <text:p>3,592455916</text:p>
          </table:table-cell>
          <table:table-cell office:value-type="float" office:value="0.56692115047984304" table:style-name="ce1">
            <text:p>0,56692115</text:p>
          </table:table-cell>
          <table:table-cell office:value-type="float" office:value="-1.38995464334816" table:style-name="ce1">
            <text:p>-1,389954643</text:p>
          </table:table-cell>
          <table:table-cell office:value-type="float" office:value="0.30391418649142499" table:style-name="ce1">
            <text:p>0,30391418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5888549469765101" table:style-name="ce1">
            <text:p>3,588854947</text:p>
          </table:table-cell>
          <table:table-cell office:value-type="float" office:value="0.56754761404216603" table:style-name="ce1">
            <text:p>0,567547614</text:p>
          </table:table-cell>
          <table:table-cell office:value-type="float" office:value="-1.38532798792389" table:style-name="ce1">
            <text:p>-1,385327988</text:p>
          </table:table-cell>
          <table:table-cell office:value-type="float" office:value="0.306601280704765" table:style-name="ce1">
            <text:p>0,306601281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56439224823853" table:style-name="ce1">
            <text:p>3,564392248</text:p>
          </table:table-cell>
          <table:table-cell office:value-type="float" office:value="0.56863649420123297" table:style-name="ce1">
            <text:p>0,568636494</text:p>
          </table:table-cell>
          <table:table-cell office:value-type="float" office:value="-1.3925071115974399" table:style-name="ce1">
            <text:p>-1,392507112</text:p>
          </table:table-cell>
          <table:table-cell office:value-type="float" office:value="0.30353122535180199" table:style-name="ce1">
            <text:p>0,30353122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5825997652069899" table:style-name="ce1">
            <text:p>3,582599765</text:p>
          </table:table-cell>
          <table:table-cell office:value-type="float" office:value="0.56815632392899496" table:style-name="ce1">
            <text:p>0,568156324</text:p>
          </table:table-cell>
          <table:table-cell office:value-type="float" office:value="-1.3928171671154399" table:style-name="ce1">
            <text:p>-1,392817167</text:p>
          </table:table-cell>
          <table:table-cell office:value-type="float" office:value="0.30329361183828502" table:style-name="ce1">
            <text:p>0,303293612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3.5550663857952198" table:style-name="ce1">
            <text:p>3,555066386</text:p>
          </table:table-cell>
          <table:table-cell office:value-type="float" office:value="0.56841523380996295" table:style-name="ce1">
            <text:p>0,568415234</text:p>
          </table:table-cell>
          <table:table-cell office:value-type="float" office:value="-1.3793349926048599" table:style-name="ce1">
            <text:p>-1,379334993</text:p>
          </table:table-cell>
          <table:table-cell office:value-type="float" office:value="0.31094637697586902" table:style-name="ce1">
            <text:p>0,31094637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56474832711196" table:style-name="ce1">
            <text:p>3,564748327</text:p>
          </table:table-cell>
          <table:table-cell office:value-type="float" office:value="0.56894610240561905" table:style-name="ce1">
            <text:p>0,568946102</text:p>
          </table:table-cell>
          <table:table-cell office:value-type="float" office:value="-1.38869161099871" table:style-name="ce1">
            <text:p>-1,388691611</text:p>
          </table:table-cell>
          <table:table-cell office:value-type="float" office:value="0.30431069446697201" table:style-name="ce1">
            <text:p>0,304310694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5789586508667099" table:style-name="ce1">
            <text:p>3,578958651</text:p>
          </table:table-cell>
          <table:table-cell office:value-type="float" office:value="0.56714766259317795" table:style-name="ce1">
            <text:p>0,567147663</text:p>
          </table:table-cell>
          <table:table-cell office:value-type="float" office:value="-1.3861361853890599" table:style-name="ce1">
            <text:p>-1,386136185</text:p>
          </table:table-cell>
          <table:table-cell office:value-type="float" office:value="0.30474571596084798" table:style-name="ce1">
            <text:p>0,30474571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5648122226930901" table:style-name="ce1">
            <text:p>3,564812223</text:p>
          </table:table-cell>
          <table:table-cell office:value-type="float" office:value="0.56817563635959301" table:style-name="ce1">
            <text:p>0,568175636</text:p>
          </table:table-cell>
          <table:table-cell office:value-type="float" office:value="-1.38594851090785" table:style-name="ce1">
            <text:p>-1,385948511</text:p>
          </table:table-cell>
          <table:table-cell office:value-type="float" office:value="0.30560674284967498" table:style-name="ce1">
            <text:p>0,305606743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3.5620274176284901" table:style-name="ce1">
            <text:p>3,562027418</text:p>
          </table:table-cell>
          <table:table-cell office:value-type="float" office:value="0.56921797431554699" table:style-name="ce1">
            <text:p>0,569217974</text:p>
          </table:table-cell>
          <table:table-cell office:value-type="float" office:value="-1.3899886071221901" table:style-name="ce1">
            <text:p>-1,389988607</text:p>
          </table:table-cell>
          <table:table-cell office:value-type="float" office:value="0.30583994344765397" table:style-name="ce1">
            <text:p>0,30583994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57004800425163" table:style-name="ce1">
            <text:p>3,570048004</text:p>
          </table:table-cell>
          <table:table-cell office:value-type="float" office:value="0.56797182341251096" table:style-name="ce1">
            <text:p>0,567971823</text:p>
          </table:table-cell>
          <table:table-cell office:value-type="float" office:value="-1.3873275779179799" table:style-name="ce1">
            <text:p>-1,387327578</text:p>
          </table:table-cell>
          <table:table-cell office:value-type="float" office:value="0.30687364387909999" table:style-name="ce1">
            <text:p>0,306873644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3.57842917472369" table:style-name="ce1">
            <text:p>3,578429175</text:p>
          </table:table-cell>
          <table:table-cell office:value-type="float" office:value="0.56669911643776005" table:style-name="ce1">
            <text:p>0,566699116</text:p>
          </table:table-cell>
          <table:table-cell office:value-type="float" office:value="-1.3816396380340501" table:style-name="ce1">
            <text:p>-1,381639638</text:p>
          </table:table-cell>
          <table:table-cell office:value-type="float" office:value="0.306264250730716" table:style-name="ce1">
            <text:p>0,30626425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5911489301221202" table:style-name="ce1">
            <text:p>3,59114893</text:p>
          </table:table-cell>
          <table:table-cell office:value-type="float" office:value="0.56695891881020399" table:style-name="ce1">
            <text:p>0,566958919</text:p>
          </table:table-cell>
          <table:table-cell office:value-type="float" office:value="-1.38698430257048" table:style-name="ce1">
            <text:p>-1,386984303</text:p>
          </table:table-cell>
          <table:table-cell office:value-type="float" office:value="0.305165476059652" table:style-name="ce1">
            <text:p>0,305165476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3.6123172754337798" table:style-name="ce1">
            <text:p>3,612317275</text:p>
          </table:table-cell>
          <table:table-cell office:value-type="float" office:value="0.56600809379553896" table:style-name="ce1">
            <text:p>0,566008094</text:p>
          </table:table-cell>
          <table:table-cell office:value-type="float" office:value="-1.38704445207564" table:style-name="ce1">
            <text:p>-1,387044452</text:p>
          </table:table-cell>
          <table:table-cell office:value-type="float" office:value="0.305126702664272" table:style-name="ce1">
            <text:p>0,30512670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6171081386620401" table:style-name="ce1">
            <text:p>3,617108139</text:p>
          </table:table-cell>
          <table:table-cell office:value-type="float" office:value="0.56621906550230305" table:style-name="ce1">
            <text:p>0,566219066</text:p>
          </table:table-cell>
          <table:table-cell office:value-type="float" office:value="-1.38857901505628" table:style-name="ce1">
            <text:p>-1,388579015</text:p>
          </table:table-cell>
          <table:table-cell office:value-type="float" office:value="0.30352353382666097" table:style-name="ce1">
            <text:p>0,303523534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6274694754729402" table:style-name="ce1">
            <text:p>3,627469475</text:p>
          </table:table-cell>
          <table:table-cell office:value-type="float" office:value="0.56477679538185899" table:style-name="ce1">
            <text:p>0,564776795</text:p>
          </table:table-cell>
          <table:table-cell office:value-type="float" office:value="-1.3862473960598301" table:style-name="ce1">
            <text:p>-1,386247396</text:p>
          </table:table-cell>
          <table:table-cell office:value-type="float" office:value="0.30252464563673798" table:style-name="ce1">
            <text:p>0,30252464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6177825834241801" table:style-name="ce1">
            <text:p>3,617782583</text:p>
          </table:table-cell>
          <table:table-cell office:value-type="float" office:value="0.56610816613269199" table:style-name="ce1">
            <text:p>0,566108166</text:p>
          </table:table-cell>
          <table:table-cell office:value-type="float" office:value="-1.3855440749599" table:style-name="ce1">
            <text:p>-1,385544075</text:p>
          </table:table-cell>
          <table:table-cell office:value-type="float" office:value="0.30836968010821902" table:style-name="ce1">
            <text:p>0,30836968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6136215919247099" table:style-name="ce1">
            <text:p>3,613621592</text:p>
          </table:table-cell>
          <table:table-cell office:value-type="float" office:value="0.565753175748683" table:style-name="ce1">
            <text:p>0,565753176</text:p>
          </table:table-cell>
          <table:table-cell office:value-type="float" office:value="-1.3831452013599199" table:style-name="ce1">
            <text:p>-1,383145201</text:p>
          </table:table-cell>
          <table:table-cell office:value-type="float" office:value="0.30698280816790402" table:style-name="ce1">
            <text:p>0,30698280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5990780704335998" table:style-name="ce1">
            <text:p>3,59907807</text:p>
          </table:table-cell>
          <table:table-cell office:value-type="float" office:value="0.56676305443882402" table:style-name="ce1">
            <text:p>0,566763054</text:p>
          </table:table-cell>
          <table:table-cell office:value-type="float" office:value="-1.38438942997739" table:style-name="ce1">
            <text:p>-1,38438943</text:p>
          </table:table-cell>
          <table:table-cell office:value-type="float" office:value="0.30808966785784198" table:style-name="ce1">
            <text:p>0,308089668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3.51373812547937" table:style-name="ce1">
            <text:p>3,513738125</text:p>
          </table:table-cell>
          <table:table-cell office:value-type="float" office:value="0.57143654600510896" table:style-name="ce1">
            <text:p>0,571436546</text:p>
          </table:table-cell>
          <table:table-cell office:value-type="float" office:value="-1.3851164477118301" table:style-name="ce1">
            <text:p>-1,385116448</text:p>
          </table:table-cell>
          <table:table-cell office:value-type="float" office:value="0.30756970230893099" table:style-name="ce1">
            <text:p>0,30756970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3575550174315798" table:style-name="ce1">
            <text:p>3,357555017</text:p>
          </table:table-cell>
          <table:table-cell office:value-type="float" office:value="0.57960635829327301" table:style-name="ce1">
            <text:p>0,579606358</text:p>
          </table:table-cell>
          <table:table-cell office:value-type="float" office:value="-1.38303929210295" table:style-name="ce1">
            <text:p>-1,383039292</text:p>
          </table:table-cell>
          <table:table-cell office:value-type="float" office:value="0.31123082337048602" table:style-name="ce1">
            <text:p>0,311230823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3.1365424760032701" table:style-name="ce1">
            <text:p>3,136542476</text:p>
          </table:table-cell>
          <table:table-cell office:value-type="float" office:value="0.59207208774501496" table:style-name="ce1">
            <text:p>0,592072088</text:p>
          </table:table-cell>
          <table:table-cell office:value-type="float" office:value="-1.38192199318556" table:style-name="ce1">
            <text:p>-1,381921993</text:p>
          </table:table-cell>
          <table:table-cell office:value-type="float" office:value="0.31349284306782299" table:style-name="ce1">
            <text:p>0,31349284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7834967811437599" table:style-name="ce1">
            <text:p>2,783496781</text:p>
          </table:table-cell>
          <table:table-cell office:value-type="float" office:value="0.61484067979840495" table:style-name="ce1">
            <text:p>0,61484068</text:p>
          </table:table-cell>
          <table:table-cell office:value-type="float" office:value="-1.3747801826847299" table:style-name="ce1">
            <text:p>-1,374780183</text:p>
          </table:table-cell>
          <table:table-cell office:value-type="float" office:value="0.32127799870604901" table:style-name="ce1">
            <text:p>0,321277999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2.3448598760776198" table:style-name="ce1">
            <text:p>2,344859876</text:p>
          </table:table-cell>
          <table:table-cell office:value-type="float" office:value="0.65102140980073298" table:style-name="ce1">
            <text:p>0,65102141</text:p>
          </table:table-cell>
          <table:table-cell office:value-type="float" office:value="-1.3696680403218999" table:style-name="ce1">
            <text:p>-1,36966804</text:p>
          </table:table-cell>
          <table:table-cell office:value-type="float" office:value="0.33125856838630702" table:style-name="ce1">
            <text:p>0,33125856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73395180916797" table:style-name="ce1">
            <text:p>1,733951809</text:p>
          </table:table-cell>
          <table:table-cell office:value-type="float" office:value="0.728270676871274" table:style-name="ce1">
            <text:p>0,728270677</text:p>
          </table:table-cell>
          <table:table-cell office:value-type="float" office:value="-1.35787893118707" table:style-name="ce1">
            <text:p>-1,357878931</text:p>
          </table:table-cell>
          <table:table-cell office:value-type="float" office:value="0.349707670847833" table:style-name="ce1">
            <text:p>0,349707671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1.03380244850321" table:style-name="ce1">
            <text:p>1,033802449</text:p>
          </table:table-cell>
          <table:table-cell office:value-type="float" office:value="0.91040427957618197" table:style-name="ce1">
            <text:p>0,91040428</text:p>
          </table:table-cell>
          <table:table-cell office:value-type="float" office:value="-1.35038302461994" table:style-name="ce1">
            <text:p>-1,350383025</text:p>
          </table:table-cell>
          <table:table-cell office:value-type="float" office:value="0.36660372758928" table:style-name="ce1">
            <text:p>0,36660372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verage veloci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3.75688831989733" table:style-name="ce1">
            <text:p>3,7568883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1:22Z</dc:date>
    <meta:editing-cycles>5</meta:editing-cycles>
    <meta:editing-duration>PT0S</meta:editing-duration>
  </office:meta>
</office:document-meta>
</file>